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方正新書宋" svg:font-family="方正新書宋" style:font-family-generic="script" style:font-pitch="fixed"/>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3" style:parent-style-name="內文" style:family="paragraph">
      <style:paragraph-properties fo:margin-left="0.7326in" fo:text-indent="-0.7326in">
        <style:tab-stops/>
      </style:paragraph-properties>
    </style:style>
    <style:style style:name="T4" style:parent-style-name="預設段落字型" style:family="text">
      <style:text-properties style:font-name-asian="華康中黑體" style:letter-kerning="false" style:font-size-complex="10pt"/>
    </style:style>
    <style:style style:name="T5" style:parent-style-name="預設段落字型" style:family="text">
      <style:text-properties style:letter-kerning="false" style:font-size-complex="10pt"/>
    </style:style>
    <style:style style:name="T6" style:parent-style-name="預設段落字型" style:family="text">
      <style:text-properties style:letter-kerning="false" style:font-size-complex="10pt"/>
    </style:style>
    <style:style style:name="T7" style:parent-style-name="預設段落字型" style:family="text">
      <style:text-properties style:letter-kerning="false" style:font-size-complex="10pt"/>
    </style:style>
    <style:style style:name="T8" style:parent-style-name="預設段落字型" style:family="text">
      <style:text-properties style:letter-kerning="false" style:font-size-complex="10pt"/>
    </style:style>
    <style:style style:name="T9" style:parent-style-name="預設段落字型" style:family="text">
      <style:text-properties style:letter-kerning="false" style:font-size-complex="10pt"/>
    </style:style>
    <style:style style:name="T10" style:parent-style-name="預設段落字型" style:family="text">
      <style:text-properties style:letter-kerning="false" style:font-size-complex="10pt"/>
    </style:style>
    <style:style style:name="T11" style:parent-style-name="預設段落字型" style:family="text">
      <style:text-properties style:letter-kerning="false" style:font-size-complex="10pt"/>
    </style:style>
    <style:style style:name="T12" style:parent-style-name="預設段落字型" style:family="text">
      <style:text-properties style:letter-kerning="false" style:font-size-complex="10pt"/>
    </style:style>
    <style:style style:name="T13" style:parent-style-name="預設段落字型" style:family="text">
      <style:text-properties style:letter-kerning="false" style:font-size-complex="10pt"/>
    </style:style>
    <style:style style:name="T14" style:parent-style-name="預設段落字型" style:family="text">
      <style:text-properties style:letter-kerning="false" style:font-size-complex="10pt"/>
    </style:style>
    <style:style style:name="T15" style:parent-style-name="預設段落字型" style:family="text">
      <style:text-properties style:letter-kerning="false" style:font-size-complex="10pt"/>
    </style:style>
    <style:style style:name="T16" style:parent-style-name="預設段落字型" style:family="text">
      <style:text-properties style:letter-kerning="false" style:font-size-complex="10pt"/>
    </style:style>
    <style:style style:name="T17" style:parent-style-name="預設段落字型" style:family="text">
      <style:text-properties style:letter-kerning="false" style:font-size-complex="10pt"/>
    </style:style>
    <style:style style:name="T18" style:parent-style-name="預設段落字型" style:family="text">
      <style:text-properties style:letter-kerning="false" style:font-size-complex="10pt"/>
    </style:style>
    <style:style style:name="T19" style:parent-style-name="預設段落字型" style:family="text">
      <style:text-properties style:letter-kerning="false" style:font-size-complex="10pt"/>
    </style:style>
    <style:style style:name="P20" style:parent-style-name="內文" style:family="paragraph">
      <style:paragraph-properties fo:margin-left="0.7326in" fo:text-indent="-0.7326in">
        <style:tab-stops/>
      </style:paragraph-properties>
    </style:style>
    <style:style style:name="T21" style:parent-style-name="預設段落字型" style:family="text">
      <style:text-properties style:font-name-asian="華康中黑體" style:letter-kerning="false" style:font-size-complex="10pt"/>
    </style:style>
    <style:style style:name="T22" style:parent-style-name="預設段落字型" style:family="text">
      <style:text-properties style:letter-kerning="false" style:font-size-complex="10pt"/>
    </style:style>
    <style:style style:name="T23" style:parent-style-name="預設段落字型" style:family="text">
      <style:text-properties style:letter-kerning="false" style:font-size-complex="10pt"/>
    </style:style>
    <style:style style:name="T24" style:parent-style-name="預設段落字型" style:family="text">
      <style:text-properties style:letter-kerning="false" style:font-size-complex="10pt"/>
    </style:style>
    <style:style style:name="P25" style:parent-style-name="內文" style:family="paragraph">
      <style:paragraph-properties fo:margin-left="0.1465in" fo:text-indent="-0.1465in">
        <style:tab-stops/>
      </style:paragraph-properties>
    </style:style>
    <style:style style:name="T26" style:parent-style-name="預設段落字型" style:family="text">
      <style:text-properties style:font-name-asian="華康中黑體"/>
    </style:style>
    <style:style style:name="P27" style:parent-style-name="內文" style:family="paragraph">
      <style:paragraph-properties fo:margin-left="0.1465in" fo:text-indent="-0.1465in">
        <style:tab-stops/>
      </style:paragraph-properties>
    </style:style>
    <style:style style:name="T28" style:parent-style-name="預設段落字型" style:family="text">
      <style:text-properties style:font-name-asian="華康中黑體"/>
    </style:style>
    <style:style style:name="P29" style:parent-style-name="內文" style:family="paragraph">
      <style:paragraph-properties fo:margin-left="0.1465in" fo:text-indent="0.1465in">
        <style:tab-stops/>
      </style:paragraph-properties>
    </style:style>
    <style:style style:name="P30" style:parent-style-name="內文" style:family="paragraph">
      <style:paragraph-properties fo:margin-left="0.1465in" fo:text-indent="-0.1465in">
        <style:tab-stops/>
      </style:paragraph-properties>
    </style:style>
    <style:style style:name="T31" style:parent-style-name="預設段落字型" style:family="text">
      <style:text-properties style:font-name-asian="華康中黑體"/>
    </style:style>
    <style:style style:name="P32" style:parent-style-name="內文" style:family="paragraph">
      <style:paragraph-properties fo:margin-left="0.1465in" fo:text-indent="-0.1465in">
        <style:tab-stops/>
      </style:paragraph-properties>
    </style:style>
    <style:style style:name="T33" style:parent-style-name="預設段落字型" style:family="text">
      <style:text-properties style:font-name-asian="華康中黑體"/>
    </style:style>
    <style:style style:name="P34" style:parent-style-name="內文" style:family="paragraph">
      <style:paragraph-properties fo:margin-left="0.1465in" fo:text-indent="-0.1465in">
        <style:tab-stops/>
      </style:paragraph-properties>
    </style:style>
    <style:style style:name="T35" style:parent-style-name="預設段落字型" style:family="text">
      <style:text-properties style:font-name-asian="華康中黑體"/>
    </style:style>
    <style:style style:name="P36" style:parent-style-name="內文" style:family="paragraph">
      <style:paragraph-properties fo:margin-left="0.1465in" fo:text-indent="0.1465in">
        <style:tab-stops/>
      </style:paragraph-properties>
    </style:style>
    <style:style style:name="P37" style:parent-style-name="內文" style:family="paragraph">
      <style:paragraph-properties fo:margin-left="0.1465in" fo:text-indent="-0.1465in">
        <style:tab-stops/>
      </style:paragraph-properties>
    </style:style>
    <style:style style:name="T38" style:parent-style-name="預設段落字型" style:family="text">
      <style:text-properties style:font-name-asian="華康中黑體"/>
    </style:style>
    <style:style style:name="P39" style:parent-style-name="內文" style:family="paragraph">
      <style:paragraph-properties fo:margin-left="0.1465in" fo:text-indent="0.1465in">
        <style:tab-stops/>
      </style:paragraph-properties>
    </style:style>
    <style:style style:name="P40" style:parent-style-name="內文" style:family="paragraph">
      <style:paragraph-properties fo:margin-left="0.1465in" fo:text-indent="-0.1465in">
        <style:tab-stops/>
      </style:paragraph-properties>
    </style:style>
    <style:style style:name="T41" style:parent-style-name="預設段落字型" style:family="text">
      <style:text-properties style:font-name-asian="華康中黑體"/>
    </style:style>
    <style:style style:name="P42" style:parent-style-name="內文" style:family="paragraph">
      <style:paragraph-properties fo:margin-left="0.1465in" fo:text-indent="-0.1465in">
        <style:tab-stops/>
      </style:paragraph-properties>
    </style:style>
    <style:style style:name="T43" style:parent-style-name="預設段落字型" style:family="text">
      <style:text-properties style:font-name-asian="華康中黑體"/>
    </style:style>
    <style:style style:name="P44" style:parent-style-name="內文" style:family="paragraph">
      <style:paragraph-properties fo:margin-left="0.1465in" fo:text-indent="-0.1465in">
        <style:tab-stops/>
      </style:paragraph-properties>
    </style:style>
    <style:style style:name="T45" style:parent-style-name="預設段落字型" style:family="text">
      <style:text-properties style:font-name-asian="華康中黑體"/>
    </style:style>
    <style:style style:name="P46" style:parent-style-name="內文" style:family="paragraph">
      <style:paragraph-properties fo:margin-left="0.1465in" fo:text-indent="-0.1465in">
        <style:tab-stops/>
      </style:paragraph-properties>
    </style:style>
    <style:style style:name="T47" style:parent-style-name="預設段落字型" style:family="text">
      <style:text-properties style:font-name-asian="華康中黑體"/>
    </style:style>
    <style:style style:name="P48" style:parent-style-name="內文" style:family="paragraph">
      <style:paragraph-properties fo:margin-left="0.1465in" fo:text-indent="-0.1465in">
        <style:tab-stops/>
      </style:paragraph-properties>
    </style:style>
    <style:style style:name="T49" style:parent-style-name="預設段落字型" style:family="text">
      <style:text-properties style:font-name-asian="華康中黑體"/>
    </style:style>
    <style:style style:name="P50" style:parent-style-name="內文" style:family="paragraph">
      <style:paragraph-properties fo:margin-left="0.1465in" fo:text-indent="-0.1465in">
        <style:tab-stops/>
      </style:paragraph-properties>
    </style:style>
    <style:style style:name="T51" style:parent-style-name="預設段落字型" style:family="text">
      <style:text-properties style:font-name-asian="華康中黑體"/>
    </style:style>
    <style:style style:name="P52" style:parent-style-name="內文" style:family="paragraph">
      <style:paragraph-properties fo:margin-left="0.1465in" fo:text-indent="-0.1465in">
        <style:tab-stops/>
      </style:paragraph-properties>
    </style:style>
    <style:style style:name="T53" style:parent-style-name="預設段落字型" style:family="text">
      <style:text-properties style:font-name-asian="華康中黑體"/>
    </style:style>
    <style:style style:name="P54" style:parent-style-name="內文" style:family="paragraph">
      <style:paragraph-properties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margin-left="0.1465in" fo:text-indent="-0.1465in">
        <style:tab-stops/>
      </style:paragraph-properties>
    </style:style>
    <style:style style:name="T57" style:parent-style-name="預設段落字型" style:family="text">
      <style:text-properties style:font-name-asian="華康中黑體"/>
    </style:style>
    <style:style style:name="P58" style:parent-style-name="內文" style:family="paragraph">
      <style:paragraph-properties fo:margin-left="0.1465in" fo:text-indent="-0.1465in">
        <style:tab-stops/>
      </style:paragraph-properties>
    </style:style>
    <style:style style:name="T59" style:parent-style-name="預設段落字型" style:family="text">
      <style:text-properties style:font-name-asian="華康中黑體"/>
    </style:style>
    <style:style style:name="P60" style:parent-style-name="內文" style:family="paragraph">
      <style:paragraph-properties fo:margin-left="0.1465in" fo:text-indent="-0.1465in">
        <style:tab-stops/>
      </style:paragraph-properties>
    </style:style>
    <style:style style:name="T61" style:parent-style-name="預設段落字型" style:family="text">
      <style:text-properties style:font-name-asian="華康中黑體"/>
    </style:style>
    <style:style style:name="P62" style:parent-style-name="內文" style:family="paragraph">
      <style:paragraph-properties fo:margin-left="0.1465in" fo:text-indent="-0.1465in">
        <style:tab-stops/>
      </style:paragraph-properties>
    </style:style>
    <style:style style:name="T63" style:parent-style-name="預設段落字型" style:family="text">
      <style:text-properties style:font-name-asian="華康中黑體"/>
    </style:style>
    <style:style style:name="P64" style:parent-style-name="內文" style:family="paragraph">
      <style:paragraph-properties fo:margin-left="0.1465in" fo:text-indent="-0.1465in">
        <style:tab-stops/>
      </style:paragraph-properties>
    </style:style>
    <style:style style:name="T65" style:parent-style-name="預設段落字型" style:family="text">
      <style:text-properties style:font-name-asian="華康中黑體"/>
    </style:style>
    <style:style style:name="P66" style:parent-style-name="內文" style:family="paragraph">
      <style:paragraph-properties fo:margin-left="0.1465in" fo:text-indent="-0.1465in">
        <style:tab-stops/>
      </style:paragraph-properties>
    </style:style>
    <style:style style:name="T67" style:parent-style-name="預設段落字型" style:family="text">
      <style:text-properties style:font-name-asian="華康中黑體"/>
    </style:style>
    <style:style style:name="P68" style:parent-style-name="內文" style:family="paragraph">
      <style:paragraph-properties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margin-left="0.1465in" fo:text-indent="-0.1465in">
        <style:tab-stops/>
      </style:paragraph-properties>
    </style:style>
    <style:style style:name="T71" style:parent-style-name="預設段落字型" style:family="text">
      <style:text-properties style:font-name-asian="華康中黑體"/>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T75" style:parent-style-name="預設段落字型" style:family="text">
      <style:text-properties style:font-name-asian="華康中黑體"/>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asian="華康中黑體"/>
    </style:style>
    <style:style style:name="P82" style:parent-style-name="內文" style:family="paragraph">
      <style:paragraph-properties fo:margin-left="0.1465in" fo:text-indent="-0.1465in">
        <style:tab-stops/>
      </style:paragraph-properties>
    </style:style>
    <style:style style:name="T83" style:parent-style-name="預設段落字型" style:family="text">
      <style:text-properties style:font-name-asian="華康中黑體"/>
    </style:style>
    <style:style style:name="P84" style:parent-style-name="內文" style:family="paragraph">
      <style:paragraph-properties fo:margin-left="0.1465in" fo:text-indent="-0.1465in">
        <style:tab-stops/>
      </style:paragraph-properties>
    </style:style>
    <style:style style:name="T85" style:parent-style-name="預設段落字型" style:family="text">
      <style:text-properties style:font-name-asian="華康中黑體"/>
    </style:style>
    <style:style style:name="P86" style:parent-style-name="內文" style:family="paragraph">
      <style:paragraph-properties fo:margin-left="0.1465in" fo:text-indent="-0.1465in">
        <style:tab-stops/>
      </style:paragraph-properties>
    </style:style>
    <style:style style:name="T87" style:parent-style-name="預設段落字型" style:family="text">
      <style:text-properties style:font-name-asian="華康中黑體"/>
    </style:style>
    <style:style style:name="P88" style:parent-style-name="內文" style:family="paragraph">
      <style:paragraph-properties fo:margin-left="0.1465in" fo:text-indent="0.1465in">
        <style:tab-stops/>
      </style:paragraph-properties>
    </style:style>
    <style:style style:name="P89" style:parent-style-name="內文" style:family="paragraph">
      <style:paragraph-properties fo:margin-left="0.1465in" fo:text-indent="-0.1465in">
        <style:tab-stops/>
      </style:paragraph-properties>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T94" style:parent-style-name="預設段落字型" style:family="text">
      <style:text-properties style:font-name-asian="華康中黑體"/>
    </style:style>
    <style:style style:name="P95" style:parent-style-name="內文" style:family="paragraph">
      <style:paragraph-properties fo:margin-left="0.1465in" fo:text-indent="-0.1465in">
        <style:tab-stops/>
      </style:paragraph-properties>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margin-left="0.1465in" fo:text-indent="-0.1465in">
        <style:tab-stops/>
      </style:paragraph-properties>
    </style:style>
    <style:style style:name="T102" style:parent-style-name="預設段落字型" style:family="text">
      <style:text-properties style:font-name-asian="華康中黑體"/>
    </style:style>
    <style:style style:name="P103" style:parent-style-name="內文" style:family="paragraph">
      <style:paragraph-properties fo:margin-left="0.1465in" fo:text-indent="0.1465in">
        <style:tab-stops/>
      </style:paragraph-properties>
    </style:style>
    <style:style style:name="P104" style:parent-style-name="內文" style:family="paragraph">
      <style:paragraph-properties fo:margin-left="0.1465in" fo:text-indent="0.1465in">
        <style:tab-stops/>
      </style:paragraph-properties>
    </style:style>
    <style:style style:name="P105" style:parent-style-name="內文" style:family="paragraph">
      <style:paragraph-properties fo:margin-left="0.1465in" fo:text-indent="-0.1465in">
        <style:tab-stops/>
      </style:paragraph-properties>
    </style:style>
    <style:style style:name="T106" style:parent-style-name="預設段落字型" style:family="text">
      <style:text-properties style:font-name-asian="華康中黑體"/>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margin-left="0.1465in" fo:text-indent="-0.1465in">
        <style:tab-stops/>
      </style:paragraph-properties>
    </style:style>
    <style:style style:name="T128" style:parent-style-name="預設段落字型" style:family="text">
      <style:text-properties style:font-name-asian="華康中黑體"/>
    </style:style>
    <style:style style:name="P129" style:parent-style-name="內文" style:family="paragraph">
      <style:paragraph-properties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margin-left="0.1465in" fo:text-indent="-0.1465in">
        <style:tab-stops/>
      </style:paragraph-properties>
    </style:style>
    <style:style style:name="T132" style:parent-style-name="預設段落字型" style:family="text">
      <style:text-properties style:font-name-asian="華康中黑體"/>
    </style:style>
    <style:style style:name="P133" style:parent-style-name="內文" style:family="paragraph">
      <style:paragraph-properties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margin-left="0.1465in" fo:text-indent="-0.1465in">
        <style:tab-stops/>
      </style:paragraph-properties>
    </style:style>
    <style:style style:name="T136" style:parent-style-name="預設段落字型" style:family="text">
      <style:text-properties style:font-name-asian="華康中黑體"/>
    </style:style>
    <style:style style:name="P137" style:parent-style-name="內文" style:family="paragraph">
      <style:paragraph-properties fo:margin-left="0.1465in" fo:text-indent="-0.1465in">
        <style:tab-stops/>
      </style:paragraph-properties>
    </style:style>
    <style:style style:name="T138" style:parent-style-name="預設段落字型" style:family="text">
      <style:text-properties style:font-name-asian="華康中黑體"/>
    </style:style>
    <style:style style:name="P139" style:parent-style-name="內文" style:family="paragraph">
      <style:paragraph-properties fo:margin-left="0.1465in" fo:text-indent="0.1465in">
        <style:tab-stops/>
      </style:paragraph-properties>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T143" style:parent-style-name="預設段落字型" style:family="text">
      <style:text-properties style:font-name-asian="華康中黑體"/>
    </style:style>
    <style:style style:name="P144" style:parent-style-name="內文" style:family="paragraph">
      <style:paragraph-properties fo:margin-left="0.1465in" fo:text-indent="-0.1465in">
        <style:tab-stops/>
      </style:paragraph-properties>
    </style:style>
    <style:style style:name="T145" style:parent-style-name="預設段落字型" style:family="text">
      <style:text-properties style:font-name-asian="華康中黑體"/>
    </style:style>
    <style:style style:name="P146" style:parent-style-name="內文" style:family="paragraph">
      <style:paragraph-properties fo:margin-left="0.1465in" fo:text-indent="-0.1465in">
        <style:tab-stops/>
      </style:paragraph-properties>
    </style:style>
    <style:style style:name="T147" style:parent-style-name="預設段落字型" style:family="text">
      <style:text-properties style:font-name-asian="華康中黑體"/>
    </style:style>
    <style:style style:name="P148" style:parent-style-name="內文" style:family="paragraph">
      <style:paragraph-properties fo:margin-left="0.1465in" fo:text-indent="-0.1465in">
        <style:tab-stops/>
      </style:paragraph-properties>
    </style:style>
    <style:style style:name="T149" style:parent-style-name="預設段落字型" style:family="text">
      <style:text-properties style:font-name-asian="華康中黑體"/>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P155" style:parent-style-name="內文" style:family="paragraph">
      <style:paragraph-properties fo:margin-left="0.1465in" fo:text-indent="-0.1465in">
        <style:tab-stops/>
      </style:paragraph-properties>
    </style:style>
    <style:style style:name="T156" style:parent-style-name="預設段落字型" style:family="text">
      <style:text-properties style:font-name-asian="華康中黑體"/>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T160" style:parent-style-name="預設段落字型" style:family="text">
      <style:text-properties style:font-name-asian="華康中黑體"/>
    </style:style>
    <style:style style:name="P161" style:parent-style-name="內文" style:family="paragraph">
      <style:paragraph-properties fo:margin-left="0.1465in" fo:text-indent="-0.1465in">
        <style:tab-stops/>
      </style:paragraph-properties>
    </style:style>
    <style:style style:name="T162" style:parent-style-name="預設段落字型" style:family="text">
      <style:text-properties style:font-name-asian="華康中黑體"/>
    </style:style>
    <style:style style:name="P163" style:parent-style-name="內文" style:family="paragraph">
      <style:paragraph-properties fo:margin-left="0.1465in" fo:text-indent="-0.1465in">
        <style:tab-stops/>
      </style:paragraph-properties>
    </style:style>
    <style:style style:name="T164" style:parent-style-name="預設段落字型" style:family="text">
      <style:text-properties style:font-name-asian="華康中黑體"/>
    </style:style>
    <style:style style:name="P165" style:parent-style-name="內文" style:family="paragraph">
      <style:paragraph-properties fo:margin-left="0.1465in" fo:text-indent="0.1465in">
        <style:tab-stops/>
      </style:paragraph-properties>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P170" style:parent-style-name="內文" style:family="paragraph">
      <style:paragraph-properties fo:margin-left="0.1465in" fo:text-indent="0.1465in">
        <style:tab-stops/>
      </style:paragraph-properties>
    </style:style>
    <style:style style:name="P171" style:parent-style-name="內文" style:family="paragraph">
      <style:paragraph-properties fo:margin-left="0.1465in" fo:text-indent="-0.1465in">
        <style:tab-stops/>
      </style:paragraph-properties>
    </style:style>
    <style:style style:name="T172" style:parent-style-name="預設段落字型" style:family="text">
      <style:text-properties style:font-name-asian="華康中黑體"/>
    </style:style>
    <style:style style:name="P173" style:parent-style-name="內文" style:family="paragraph">
      <style:paragraph-properties fo:margin-left="0.1465in" fo:text-indent="-0.1465in">
        <style:tab-stops/>
      </style:paragraph-properties>
    </style:style>
    <style:style style:name="T174" style:parent-style-name="預設段落字型" style:family="text">
      <style:text-properties style:font-name-asian="華康中黑體"/>
    </style:style>
    <style:style style:name="P175" style:parent-style-name="內文" style:family="paragraph">
      <style:paragraph-properties fo:margin-left="0.1465in" fo:text-indent="0.1465in">
        <style:tab-stops/>
      </style:paragraph-properties>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P201" style:parent-style-name="內文" style:family="paragraph">
      <style:paragraph-properties fo:margin-left="0.1465in" fo:text-indent="-0.1465in">
        <style:tab-stops/>
      </style:paragraph-properties>
    </style:style>
    <style:style style:name="T202" style:parent-style-name="預設段落字型" style:family="text">
      <style:text-properties style:font-name-asian="華康中黑體"/>
    </style:style>
    <style:style style:name="P203" style:parent-style-name="內文" style:family="paragraph">
      <style:paragraph-properties fo:margin-left="0.1465in" fo:text-indent="-0.1465in">
        <style:tab-stops/>
      </style:paragraph-properties>
    </style:style>
    <style:style style:name="T204" style:parent-style-name="預設段落字型" style:family="text">
      <style:text-properties style:font-name-asian="華康中黑體"/>
    </style:style>
    <style:style style:name="P205" style:parent-style-name="內文" style:family="paragraph">
      <style:paragraph-properties fo:margin-left="0.1465in" fo:text-indent="-0.1465in">
        <style:tab-stops/>
      </style:paragraph-properties>
    </style:style>
    <style:style style:name="T206" style:parent-style-name="預設段落字型" style:family="text">
      <style:text-properties style:font-name-asian="華康中黑體"/>
    </style:style>
    <style:style style:name="P207" style:parent-style-name="內文" style:family="paragraph">
      <style:paragraph-properties fo:margin-left="0.1465in" fo:text-indent="0.1465in">
        <style:tab-stops/>
      </style:paragraph-properties>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T223" style:parent-style-name="預設段落字型" style:family="text">
      <style:text-properties style:font-name-asian="華康中黑體"/>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T227" style:parent-style-name="預設段落字型" style:family="text">
      <style:text-properties style:font-name-asian="華康中黑體"/>
    </style:style>
    <style:style style:name="P228" style:parent-style-name="內文" style:family="paragraph">
      <style:paragraph-properties fo:margin-left="0.1465in" fo:text-indent="-0.1465in">
        <style:tab-stops/>
      </style:paragraph-properties>
    </style:style>
    <style:style style:name="T229" style:parent-style-name="預設段落字型" style:family="text">
      <style:text-properties style:font-name-asian="華康中黑體"/>
    </style:style>
    <style:style style:name="P230" style:parent-style-name="內文" style:family="paragraph">
      <style:paragraph-properties fo:margin-left="0.1465in" fo:text-indent="-0.1465in">
        <style:tab-stops/>
      </style:paragraph-properties>
    </style:style>
    <style:style style:name="T231" style:parent-style-name="預設段落字型" style:family="text">
      <style:text-properties style:font-name-asian="華康中黑體"/>
    </style:style>
    <style:style style:name="P232" style:parent-style-name="內文" style:family="paragraph">
      <style:paragraph-properties fo:margin-left="0.1465in" fo:text-indent="-0.1465in">
        <style:tab-stops/>
      </style:paragraph-properties>
    </style:style>
    <style:style style:name="T233" style:parent-style-name="預設段落字型" style:family="text">
      <style:text-properties style:font-name-asian="華康中黑體"/>
    </style:style>
    <style:style style:name="P234" style:parent-style-name="內文" style:family="paragraph">
      <style:paragraph-properties fo:margin-left="0.1465in" fo:text-indent="-0.1465in">
        <style:tab-stops/>
      </style:paragraph-properties>
    </style:style>
    <style:style style:name="T235" style:parent-style-name="預設段落字型" style:family="text">
      <style:text-properties style:font-name-asian="華康中黑體"/>
    </style:style>
    <style:style style:name="P236" style:parent-style-name="內文" style:family="paragraph">
      <style:paragraph-properties fo:margin-left="0.1465in" fo:text-indent="-0.1465in">
        <style:tab-stops/>
      </style:paragraph-properties>
    </style:style>
    <style:style style:name="T237" style:parent-style-name="預設段落字型" style:family="text">
      <style:text-properties style:font-name-asian="華康中黑體"/>
    </style:style>
    <style:style style:name="P238" style:parent-style-name="內文" style:family="paragraph">
      <style:paragraph-properties fo:margin-left="0.1465in" fo:text-indent="-0.1465in">
        <style:tab-stops/>
      </style:paragraph-properties>
    </style:style>
    <style:style style:name="T239" style:parent-style-name="預設段落字型" style:family="text">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P244" style:parent-style-name="內文" style:family="paragraph">
      <style:paragraph-properties fo:margin-left="0.1465in" fo:text-indent="-0.1465in">
        <style:tab-stops/>
      </style:paragraph-properties>
    </style:style>
    <style:style style:name="T245" style:parent-style-name="預設段落字型" style:family="text">
      <style:text-properties style:font-name-asian="華康中黑體"/>
    </style:style>
    <style:style style:name="P246" style:parent-style-name="內文" style:family="paragraph">
      <style:paragraph-properties fo:margin-left="0.1465in" fo:text-indent="-0.1465in">
        <style:tab-stops/>
      </style:paragraph-properties>
    </style:style>
    <style:style style:name="T247" style:parent-style-name="預設段落字型" style:family="text">
      <style:text-properties style:font-name-asian="華康中黑體"/>
    </style:style>
    <style:style style:name="P248" style:parent-style-name="內文" style:family="paragraph">
      <style:paragraph-properties fo:margin-left="0.1465in" fo:text-indent="-0.1465in">
        <style:tab-stops/>
      </style:paragraph-properties>
    </style:style>
    <style:style style:name="T249" style:parent-style-name="預設段落字型" style:family="text">
      <style:text-properties style:font-name-asian="華康中黑體"/>
    </style:style>
    <style:style style:name="P250" style:parent-style-name="內文" style:family="paragraph">
      <style:paragraph-properties fo:margin-left="0.1465in" fo:text-indent="-0.1465in">
        <style:tab-stops/>
      </style:paragraph-properties>
    </style:style>
    <style:style style:name="T251" style:parent-style-name="預設段落字型" style:family="text">
      <style:text-properties style:font-name-asian="華康中黑體"/>
    </style:style>
    <style:style style:name="P252" style:parent-style-name="內文" style:family="paragraph">
      <style:paragraph-properties fo:margin-left="0.1465in" fo:text-indent="-0.1465in">
        <style:tab-stops/>
      </style:paragraph-properties>
    </style:style>
    <style:style style:name="T253" style:parent-style-name="預設段落字型" style:family="text">
      <style:text-properties style:font-name-asian="華康中黑體"/>
    </style:style>
    <style:style style:name="P254" style:parent-style-name="內文" style:family="paragraph">
      <style:paragraph-properties fo:margin-left="0.1465in" fo:text-indent="-0.1465in">
        <style:tab-stops/>
      </style:paragraph-properties>
    </style:style>
    <style:style style:name="T255" style:parent-style-name="預設段落字型" style:family="text">
      <style:text-properties style:font-name-asian="華康中黑體"/>
    </style:style>
    <style:style style:name="P256" style:parent-style-name="內文" style:family="paragraph">
      <style:paragraph-properties fo:margin-left="0.1465in" fo:text-indent="-0.1465in">
        <style:tab-stops/>
      </style:paragraph-properties>
    </style:style>
    <style:style style:name="T257" style:parent-style-name="預設段落字型" style:family="text">
      <style:text-properties style:font-name-asian="華康中黑體"/>
    </style:style>
    <style:style style:name="P258" style:parent-style-name="內文" style:family="paragraph">
      <style:paragraph-properties fo:margin-left="0.1465in" fo:text-indent="-0.1465in">
        <style:tab-stops/>
      </style:paragraph-properties>
    </style:style>
    <style:style style:name="T259" style:parent-style-name="預設段落字型" style:family="text">
      <style:text-properties style:font-name-asian="華康中黑體"/>
    </style:style>
    <style:style style:name="P260" style:parent-style-name="內文" style:family="paragraph">
      <style:paragraph-properties fo:margin-left="0.1465in" fo:text-indent="-0.1465in">
        <style:tab-stops/>
      </style:paragraph-properties>
    </style:style>
    <style:style style:name="T261" style:parent-style-name="預設段落字型" style:family="text">
      <style:text-properties style:font-name-asian="華康中黑體"/>
    </style:style>
    <style:style style:name="P262" style:parent-style-name="內文" style:family="paragraph">
      <style:paragraph-properties fo:margin-left="0.1465in" fo:text-indent="-0.1465in">
        <style:tab-stops/>
      </style:paragraph-properties>
    </style:style>
    <style:style style:name="T263" style:parent-style-name="預設段落字型" style:family="text">
      <style:text-properties style:font-name-asian="華康中黑體"/>
    </style:style>
    <style:style style:name="P264" style:parent-style-name="內文" style:family="paragraph">
      <style:paragraph-properties fo:margin-left="0.1465in" fo:text-indent="-0.1465in">
        <style:tab-stops/>
      </style:paragraph-properties>
    </style:style>
    <style:style style:name="T265" style:parent-style-name="預設段落字型" style:family="text">
      <style:text-properties style:font-name-asian="華康中黑體"/>
    </style:style>
    <style:style style:name="P266" style:parent-style-name="內文" style:family="paragraph">
      <style:paragraph-properties fo:margin-left="0.1465in" fo:text-indent="-0.1465in">
        <style:tab-stops/>
      </style:paragraph-properties>
    </style:style>
    <style:style style:name="T267" style:parent-style-name="預設段落字型" style:family="text">
      <style:text-properties style:font-name-asian="華康中黑體"/>
    </style:style>
    <style:style style:name="P268" style:parent-style-name="內文" style:family="paragraph">
      <style:paragraph-properties fo:margin-left="0.1465in" fo:text-indent="-0.1465in">
        <style:tab-stops/>
      </style:paragraph-properties>
    </style:style>
    <style:style style:name="T269" style:parent-style-name="預設段落字型" style:family="text">
      <style:text-properties style:font-name-asian="華康中黑體"/>
    </style:style>
    <style:style style:name="P270" style:parent-style-name="內文" style:family="paragraph">
      <style:paragraph-properties fo:margin-left="0.1465in" fo:text-indent="-0.1465in">
        <style:tab-stops/>
      </style:paragraph-properties>
    </style:style>
    <style:style style:name="T271" style:parent-style-name="預設段落字型" style:family="text">
      <style:text-properties style:font-name-asian="華康中黑體"/>
    </style:style>
    <style:style style:name="P272" style:parent-style-name="內文" style:family="paragraph">
      <style:paragraph-properties fo:margin-left="0.1465in" fo:text-indent="-0.1465in">
        <style:tab-stops/>
      </style:paragraph-properties>
    </style:style>
    <style:style style:name="T273" style:parent-style-name="預設段落字型" style:family="text">
      <style:text-properties style:font-name-asian="華康中黑體"/>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asian="華康中黑體"/>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margin-left="0.1465in" fo:text-indent="-0.1465in">
        <style:tab-stops/>
      </style:paragraph-properties>
    </style:style>
    <style:style style:name="T283" style:parent-style-name="預設段落字型" style:family="text">
      <style:text-properties style:font-name-asian="華康中黑體"/>
    </style:style>
    <style:style style:name="P284" style:parent-style-name="內文" style:family="paragraph">
      <style:paragraph-properties fo:margin-left="0.1465in" fo:text-indent="-0.1465in">
        <style:tab-stops/>
      </style:paragraph-properties>
    </style:style>
    <style:style style:name="T285" style:parent-style-name="預設段落字型" style:family="text">
      <style:text-properties style:font-name-asian="華康中黑體"/>
    </style:style>
    <style:style style:name="P286" style:parent-style-name="內文" style:family="paragraph">
      <style:paragraph-properties fo:margin-left="0.1465in" fo:text-indent="-0.1465in">
        <style:tab-stops/>
      </style:paragraph-properties>
    </style:style>
    <style:style style:name="T287" style:parent-style-name="預設段落字型" style:family="text">
      <style:text-properties style:font-name-asian="華康中黑體"/>
    </style:style>
    <style:style style:name="P288" style:parent-style-name="內文" style:family="paragraph">
      <style:paragraph-properties fo:margin-left="0.1465in" fo:text-indent="-0.1465in">
        <style:tab-stops/>
      </style:paragraph-properties>
    </style:style>
    <style:style style:name="T289" style:parent-style-name="預設段落字型" style:family="text">
      <style:text-properties style:font-name-asian="華康中黑體"/>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T295" style:parent-style-name="預設段落字型" style:family="text">
      <style:text-properties style:font-name-asian="華康中黑體"/>
    </style:style>
    <style:style style:name="P296" style:parent-style-name="內文" style:family="paragraph">
      <style:paragraph-properties fo:margin-left="0.1465in" fo:text-indent="-0.1465in">
        <style:tab-stops/>
      </style:paragraph-properties>
    </style:style>
    <style:style style:name="T297" style:parent-style-name="預設段落字型" style:family="text">
      <style:text-properties style:font-name-asian="華康中黑體"/>
    </style:style>
    <style:style style:name="P298" style:parent-style-name="內文" style:family="paragraph">
      <style:paragraph-properties fo:margin-left="0.1465in" fo:text-indent="-0.1465in">
        <style:tab-stops/>
      </style:paragraph-properties>
    </style:style>
    <style:style style:name="T299" style:parent-style-name="預設段落字型" style:family="text">
      <style:text-properties style:font-name-asian="華康中黑體"/>
    </style:style>
    <style:style style:name="P300" style:parent-style-name="內文" style:family="paragraph">
      <style:paragraph-properties fo:margin-left="0.1465in" fo:text-indent="-0.1465in">
        <style:tab-stops/>
      </style:paragraph-properties>
    </style:style>
    <style:style style:name="T301" style:parent-style-name="預設段落字型" style:family="text">
      <style:text-properties style:font-name-asian="華康中黑體"/>
    </style:style>
    <style:style style:name="P302" style:parent-style-name="內文" style:family="paragraph">
      <style:paragraph-properties fo:margin-left="0.1465in" fo:text-indent="-0.1465in">
        <style:tab-stops/>
      </style:paragraph-properties>
    </style:style>
    <style:style style:name="T303" style:parent-style-name="預設段落字型" style:family="text">
      <style:text-properties style:font-name-asian="華康中黑體"/>
    </style:style>
    <style:style style:name="P304" style:parent-style-name="內文" style:family="paragraph">
      <style:paragraph-properties fo:margin-left="0.1465in" fo:text-indent="-0.1465in">
        <style:tab-stops/>
      </style:paragraph-properties>
    </style:style>
    <style:style style:name="T305" style:parent-style-name="預設段落字型" style:family="text">
      <style:text-properties style:font-name-asian="華康中黑體"/>
    </style:style>
    <style:style style:name="P306" style:parent-style-name="內文" style:family="paragraph">
      <style:paragraph-properties fo:margin-left="0.1465in" fo:text-indent="-0.1465in">
        <style:tab-stops/>
      </style:paragraph-properties>
    </style:style>
    <style:style style:name="T307" style:parent-style-name="預設段落字型" style:family="text">
      <style:text-properties style:font-name-asian="華康中黑體"/>
    </style:style>
    <style:style style:name="P308" style:parent-style-name="內文" style:family="paragraph">
      <style:paragraph-properties fo:margin-left="0.1465in" fo:text-indent="-0.1465in">
        <style:tab-stops/>
      </style:paragraph-properties>
    </style:style>
    <style:style style:name="T309" style:parent-style-name="預設段落字型" style:family="text">
      <style:text-properties style:font-name-asian="華康中黑體"/>
    </style:style>
    <style:style style:name="P310" style:parent-style-name="內文" style:family="paragraph">
      <style:paragraph-properties fo:margin-left="0.1465in" fo:text-indent="-0.1465in">
        <style:tab-stops/>
      </style:paragraph-properties>
    </style:style>
    <style:style style:name="T311" style:parent-style-name="預設段落字型" style:family="text">
      <style:text-properties style:font-name-asian="華康中黑體"/>
    </style:style>
    <style:style style:name="P312" style:parent-style-name="內文" style:family="paragraph">
      <style:paragraph-properties fo:margin-left="0.1465in" fo:text-indent="-0.1465in">
        <style:tab-stops/>
      </style:paragraph-properties>
    </style:style>
    <style:style style:name="T313" style:parent-style-name="預設段落字型" style:family="text">
      <style:text-properties style:font-name-asian="華康中黑體"/>
    </style:style>
    <style:style style:name="P314" style:parent-style-name="內文" style:family="paragraph">
      <style:paragraph-properties fo:margin-left="0.1465in" fo:text-indent="-0.1465in">
        <style:tab-stops/>
      </style:paragraph-properties>
    </style:style>
    <style:style style:name="T315" style:parent-style-name="預設段落字型" style:family="text">
      <style:text-properties style:font-name-asian="華康中黑體"/>
    </style:style>
    <style:style style:name="P316" style:parent-style-name="內文" style:family="paragraph">
      <style:paragraph-properties fo:margin-left="0.1465in" fo:text-indent="-0.1465in">
        <style:tab-stops/>
      </style:paragraph-properties>
    </style:style>
    <style:style style:name="T317" style:parent-style-name="預設段落字型" style:family="text">
      <style:text-properties style:font-name-asian="華康中黑體"/>
    </style:style>
    <style:style style:name="P318" style:parent-style-name="內文" style:family="paragraph">
      <style:paragraph-properties fo:margin-left="0.1465in" fo:text-indent="-0.1465in">
        <style:tab-stops/>
      </style:paragraph-properties>
    </style:style>
    <style:style style:name="T319" style:parent-style-name="預設段落字型" style:family="text">
      <style:text-properties style:font-name-asian="華康中黑體"/>
    </style:style>
    <style:style style:name="P320" style:parent-style-name="內文" style:family="paragraph">
      <style:paragraph-properties fo:margin-left="0.1465in" fo:text-indent="-0.1465in">
        <style:tab-stops/>
      </style:paragraph-properties>
    </style:style>
    <style:style style:name="T321" style:parent-style-name="預設段落字型" style:family="text">
      <style:text-properties style:font-name-asian="華康中黑體"/>
    </style:style>
    <style:style style:name="P322" style:parent-style-name="內文" style:family="paragraph">
      <style:paragraph-properties fo:margin-left="0.1465in" fo:text-indent="-0.1465in">
        <style:tab-stops/>
      </style:paragraph-properties>
    </style:style>
    <style:style style:name="T323" style:parent-style-name="預設段落字型" style:family="text">
      <style:text-properties style:font-name-asian="華康中黑體"/>
    </style:style>
    <style:style style:name="P324" style:parent-style-name="內文" style:family="paragraph">
      <style:paragraph-properties fo:margin-left="0.1465in" fo:text-indent="-0.1465in">
        <style:tab-stops/>
      </style:paragraph-properties>
    </style:style>
    <style:style style:name="T325" style:parent-style-name="預設段落字型" style:family="text">
      <style:text-properties style:font-name-asian="華康中黑體"/>
    </style:style>
    <style:style style:name="P326" style:parent-style-name="內文" style:family="paragraph">
      <style:paragraph-properties fo:margin-left="0.1465in" fo:text-indent="-0.1465in">
        <style:tab-stops/>
      </style:paragraph-properties>
    </style:style>
    <style:style style:name="T327" style:parent-style-name="預設段落字型" style:family="text">
      <style:text-properties style:font-name-asian="華康中黑體"/>
    </style:style>
    <style:style style:name="P328" style:parent-style-name="內文" style:family="paragraph">
      <style:paragraph-properties fo:margin-left="0.1465in" fo:text-indent="-0.1465in">
        <style:tab-stops/>
      </style:paragraph-properties>
    </style:style>
    <style:style style:name="T329" style:parent-style-name="預設段落字型" style:family="text">
      <style:text-properties style:font-name-asian="華康中黑體"/>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asian="華康中黑體"/>
    </style:style>
    <style:style style:name="P332" style:parent-style-name="內文" style:family="paragraph">
      <style:paragraph-properties fo:margin-left="0.1465in" fo:text-indent="-0.1465in">
        <style:tab-stops/>
      </style:paragraph-properties>
    </style:style>
    <style:style style:name="T333" style:parent-style-name="預設段落字型" style:family="text">
      <style:text-properties style:font-name-asian="華康中黑體"/>
    </style:style>
    <style:style style:name="P334" style:parent-style-name="內文" style:family="paragraph">
      <style:paragraph-properties fo:margin-left="0.1465in" fo:text-indent="-0.1465in">
        <style:tab-stops/>
      </style:paragraph-properties>
    </style:style>
    <style:style style:name="T335" style:parent-style-name="預設段落字型" style:family="text">
      <style:text-properties style:font-name-asian="華康中黑體"/>
    </style:style>
    <style:style style:name="P336" style:parent-style-name="內文" style:family="paragraph">
      <style:paragraph-properties fo:margin-left="0.1465in" fo:text-indent="-0.1465in">
        <style:tab-stops/>
      </style:paragraph-properties>
    </style:style>
    <style:style style:name="T337" style:parent-style-name="預設段落字型" style:family="text">
      <style:text-properties style:font-name-asian="華康中黑體"/>
    </style:style>
    <style:style style:name="P338" style:parent-style-name="內文" style:family="paragraph">
      <style:paragraph-properties fo:margin-left="0.1465in" fo:text-indent="-0.1465in">
        <style:tab-stops/>
      </style:paragraph-properties>
    </style:style>
    <style:style style:name="T339" style:parent-style-name="預設段落字型" style:family="text">
      <style:text-properties style:font-name-asian="華康中黑體"/>
    </style:style>
    <style:style style:name="P340" style:parent-style-name="內文" style:family="paragraph">
      <style:paragraph-properties fo:margin-left="0.1465in" fo:text-indent="-0.1465in">
        <style:tab-stops/>
      </style:paragraph-properties>
    </style:style>
    <style:style style:name="T341" style:parent-style-name="預設段落字型" style:family="text">
      <style:text-properties style:font-name-asian="華康中黑體"/>
    </style:style>
    <style:style style:name="P342" style:parent-style-name="內文" style:family="paragraph">
      <style:paragraph-properties fo:margin-left="0.1465in" fo:text-indent="-0.1465in">
        <style:tab-stops/>
      </style:paragraph-properties>
    </style:style>
    <style:style style:name="T343" style:parent-style-name="預設段落字型" style:family="text">
      <style:text-properties style:font-name-asian="華康中黑體"/>
    </style:style>
    <style:style style:name="P344" style:parent-style-name="內文" style:family="paragraph">
      <style:paragraph-properties fo:margin-left="0.1465in" fo:text-indent="-0.1465in">
        <style:tab-stops/>
      </style:paragraph-properties>
    </style:style>
    <style:style style:name="T345" style:parent-style-name="預設段落字型" style:family="text">
      <style:text-properties style:font-name-asian="華康中黑體"/>
    </style:style>
    <style:style style:name="P346" style:parent-style-name="內文" style:family="paragraph">
      <style:paragraph-properties fo:margin-left="0.1465in" fo:text-indent="-0.1465in">
        <style:tab-stops/>
      </style:paragraph-properties>
    </style:style>
    <style:style style:name="T347" style:parent-style-name="預設段落字型" style:family="text">
      <style:text-properties style:font-name-asian="華康中黑體"/>
    </style:style>
    <style:style style:name="P348" style:parent-style-name="內文" style:family="paragraph">
      <style:paragraph-properties fo:margin-left="0.1465in" fo:text-indent="0.1465in">
        <style:tab-stops/>
      </style:paragraph-properties>
    </style:style>
    <style:style style:name="P349" style:parent-style-name="內文" style:family="paragraph">
      <style:paragraph-properties fo:margin-left="0.1465in" fo:text-indent="0.1465in">
        <style:tab-stops/>
      </style:paragraph-properties>
    </style:style>
    <style:style style:name="P350" style:parent-style-name="內文" style:family="paragraph">
      <style:paragraph-properties fo:margin-left="0.1465in" fo:text-indent="-0.1465in">
        <style:tab-stops/>
      </style:paragraph-properties>
    </style:style>
    <style:style style:name="T351" style:parent-style-name="預設段落字型" style:family="text">
      <style:text-properties style:font-name-asian="華康中黑體"/>
    </style:style>
    <style:style style:name="P352" style:parent-style-name="內文" style:family="paragraph">
      <style:paragraph-properties fo:margin-left="0.1465in" fo:text-indent="-0.1465in">
        <style:tab-stops/>
      </style:paragraph-properties>
    </style:style>
    <style:style style:name="T353" style:parent-style-name="預設段落字型" style:family="text">
      <style:text-properties style:font-name-asian="華康中黑體"/>
    </style:style>
    <style:style style:name="P354" style:parent-style-name="內文" style:family="paragraph">
      <style:paragraph-properties fo:margin-left="0.1465in" fo:text-indent="0.1465in">
        <style:tab-stops/>
      </style:paragraph-properties>
    </style:style>
    <style:style style:name="P355" style:parent-style-name="內文" style:family="paragraph">
      <style:paragraph-properties fo:margin-left="0.1465in" fo:text-indent="-0.1465in">
        <style:tab-stops/>
      </style:paragraph-properties>
    </style:style>
    <style:style style:name="T356" style:parent-style-name="預設段落字型" style:family="text">
      <style:text-properties style:font-name-asian="華康中黑體"/>
    </style:style>
    <style:style style:name="P357" style:parent-style-name="內文" style:family="paragraph">
      <style:paragraph-properties fo:margin-left="0.1465in" fo:text-indent="-0.1465in">
        <style:tab-stops/>
      </style:paragraph-properties>
    </style:style>
    <style:style style:name="T358" style:parent-style-name="預設段落字型" style:family="text">
      <style:text-properties style:font-name-asian="華康中黑體"/>
    </style:style>
    <style:style style:name="P359" style:parent-style-name="內文" style:family="paragraph">
      <style:paragraph-properties fo:margin-left="0.1465in" fo:text-indent="-0.1465in">
        <style:tab-stops/>
      </style:paragraph-properties>
    </style:style>
    <style:style style:name="T360" style:parent-style-name="預設段落字型" style:family="text">
      <style:text-properties style:font-name-asian="華康中黑體"/>
    </style:style>
    <style:style style:name="P361" style:parent-style-name="內文" style:family="paragraph">
      <style:paragraph-properties fo:margin-left="0.1465in" fo:text-indent="-0.1465in">
        <style:tab-stops/>
      </style:paragraph-properties>
    </style:style>
    <style:style style:name="T362" style:parent-style-name="預設段落字型" style:family="text">
      <style:text-properties style:font-name-asian="華康中黑體"/>
    </style:style>
    <style:style style:name="P363" style:parent-style-name="內文" style:family="paragraph">
      <style:paragraph-properties fo:margin-left="0.1465in" fo:text-indent="-0.1465in">
        <style:tab-stops/>
      </style:paragraph-properties>
    </style:style>
    <style:style style:name="T364" style:parent-style-name="預設段落字型" style:family="text">
      <style:text-properties style:font-name-asian="華康中黑體"/>
    </style:style>
    <style:style style:name="P365" style:parent-style-name="內文" style:family="paragraph">
      <style:paragraph-properties fo:margin-left="0.1465in" fo:text-indent="-0.1465in">
        <style:tab-stops/>
      </style:paragraph-properties>
    </style:style>
    <style:style style:name="T366" style:parent-style-name="預設段落字型" style:family="text">
      <style:text-properties style:font-name-asian="華康中黑體"/>
    </style:style>
    <style:style style:name="P367" style:parent-style-name="內文" style:family="paragraph">
      <style:paragraph-properties fo:margin-left="0.1465in" fo:text-indent="-0.1465in">
        <style:tab-stops/>
      </style:paragraph-properties>
    </style:style>
    <style:style style:name="T368" style:parent-style-name="預設段落字型" style:family="text">
      <style:text-properties style:font-name-asian="華康中黑體"/>
    </style:style>
    <style:style style:name="P369" style:parent-style-name="內文" style:family="paragraph">
      <style:paragraph-properties fo:margin-left="0.1465in" fo:text-indent="0.1465in">
        <style:tab-stops/>
      </style:paragraph-properties>
    </style:style>
    <style:style style:name="P370" style:parent-style-name="內文" style:family="paragraph">
      <style:paragraph-properties fo:margin-left="0.1465in" fo:text-indent="0.1465in">
        <style:tab-stops/>
      </style:paragraph-properties>
    </style:style>
    <style:style style:name="P371" style:parent-style-name="內文" style:family="paragraph">
      <style:paragraph-properties fo:margin-left="0.1465in" fo:text-indent="0.1465in">
        <style:tab-stops/>
      </style:paragraph-properties>
    </style:style>
    <style:style style:name="P372" style:parent-style-name="內文" style:family="paragraph">
      <style:paragraph-properties fo:margin-left="0.1465in" fo:text-indent="-0.1465in">
        <style:tab-stops/>
      </style:paragraph-properties>
    </style:style>
    <style:style style:name="T373" style:parent-style-name="預設段落字型" style:family="text">
      <style:text-properties style:font-name-asian="華康中黑體"/>
    </style:style>
    <style:style style:name="P374" style:parent-style-name="內文" style:family="paragraph">
      <style:paragraph-properties fo:margin-left="0.1465in" fo:text-indent="-0.1465in">
        <style:tab-stops/>
      </style:paragraph-properties>
    </style:style>
    <style:style style:name="T375" style:parent-style-name="預設段落字型" style:family="text">
      <style:text-properties style:font-name-asian="華康中黑體"/>
    </style:style>
    <style:style style:name="P376" style:parent-style-name="內文" style:family="paragraph">
      <style:paragraph-properties fo:margin-left="0.1465in" fo:text-indent="-0.1465in">
        <style:tab-stops/>
      </style:paragraph-properties>
    </style:style>
    <style:style style:name="T377" style:parent-style-name="預設段落字型" style:family="text">
      <style:text-properties style:font-name-asian="華康中黑體"/>
    </style:style>
    <style:style style:name="P378" style:parent-style-name="內文" style:family="paragraph">
      <style:paragraph-properties fo:margin-left="0.1465in" fo:text-indent="-0.1465in">
        <style:tab-stops/>
      </style:paragraph-properties>
    </style:style>
    <style:style style:name="T379" style:parent-style-name="預設段落字型" style:family="text">
      <style:text-properties style:font-name-asian="華康中黑體"/>
    </style:style>
    <style:style style:name="P380" style:parent-style-name="內文" style:family="paragraph">
      <style:paragraph-properties fo:margin-left="0.1465in" fo:text-indent="-0.1465in">
        <style:tab-stops/>
      </style:paragraph-properties>
    </style:style>
    <style:style style:name="T381" style:parent-style-name="預設段落字型" style:family="text">
      <style:text-properties style:font-name-asian="華康中黑體"/>
    </style:style>
    <style:style style:name="P382" style:parent-style-name="內文" style:family="paragraph">
      <style:paragraph-properties fo:margin-left="0.1465in" fo:text-indent="-0.1465in">
        <style:tab-stops/>
      </style:paragraph-properties>
    </style:style>
    <style:style style:name="T383" style:parent-style-name="預設段落字型" style:family="text">
      <style:text-properties style:font-name-asian="華康中黑體"/>
    </style:style>
    <style:style style:name="P384" style:parent-style-name="內文" style:family="paragraph">
      <style:paragraph-properties fo:margin-left="0.1465in" fo:text-indent="-0.1465in">
        <style:tab-stops/>
      </style:paragraph-properties>
    </style:style>
    <style:style style:name="T385" style:parent-style-name="預設段落字型" style:family="text">
      <style:text-properties style:font-name-asian="華康中黑體"/>
    </style:style>
    <style:style style:name="P386" style:parent-style-name="內文" style:family="paragraph">
      <style:paragraph-properties fo:margin-left="0.1465in" fo:text-indent="-0.1465in">
        <style:tab-stops/>
      </style:paragraph-properties>
    </style:style>
    <style:style style:name="T387" style:parent-style-name="預設段落字型" style:family="text">
      <style:text-properties style:font-name-asian="華康中黑體"/>
    </style:style>
    <style:style style:name="P388" style:parent-style-name="內文" style:family="paragraph">
      <style:paragraph-properties fo:margin-left="0.1465in" fo:text-indent="-0.1465in">
        <style:tab-stops/>
      </style:paragraph-properties>
    </style:style>
    <style:style style:name="T389" style:parent-style-name="預設段落字型" style:family="text">
      <style:text-properties style:font-name-asian="華康中黑體"/>
    </style:style>
    <style:style style:name="P390" style:parent-style-name="內文" style:family="paragraph">
      <style:paragraph-properties fo:margin-left="0.1465in" fo:text-indent="0.1465in">
        <style:tab-stops/>
      </style:paragraph-properties>
    </style:style>
    <style:style style:name="P391" style:parent-style-name="內文" style:family="paragraph">
      <style:paragraph-properties fo:margin-left="0.1465in" fo:text-indent="-0.1465in">
        <style:tab-stops/>
      </style:paragraph-properties>
    </style:style>
    <style:style style:name="T392" style:parent-style-name="預設段落字型" style:family="text">
      <style:text-properties style:font-name-asian="華康中黑體"/>
    </style:style>
    <style:style style:name="P393" style:parent-style-name="內文" style:family="paragraph">
      <style:paragraph-properties fo:margin-left="0.1465in" fo:text-indent="-0.1465in">
        <style:tab-stops/>
      </style:paragraph-properties>
    </style:style>
    <style:style style:name="T394" style:parent-style-name="預設段落字型" style:family="text">
      <style:text-properties style:font-name-asian="華康中黑體"/>
    </style:style>
    <style:style style:name="P395" style:parent-style-name="內文" style:family="paragraph">
      <style:paragraph-properties fo:margin-left="0.1465in" fo:text-indent="-0.1465in">
        <style:tab-stops/>
      </style:paragraph-properties>
    </style:style>
    <style:style style:name="T396" style:parent-style-name="預設段落字型" style:family="text">
      <style:text-properties style:font-name-asian="華康中黑體"/>
    </style:style>
    <style:style style:name="P397" style:parent-style-name="內文" style:family="paragraph">
      <style:paragraph-properties fo:margin-left="0.1465in" fo:text-indent="0.1465in">
        <style:tab-stops/>
      </style:paragraph-properties>
    </style:style>
    <style:style style:name="P398" style:parent-style-name="內文" style:family="paragraph">
      <style:paragraph-properties fo:margin-left="0.1465in" fo:text-indent="-0.1465in">
        <style:tab-stops/>
      </style:paragraph-properties>
    </style:style>
    <style:style style:name="T399" style:parent-style-name="預設段落字型" style:family="text">
      <style:text-properties style:font-name-asian="華康中黑體"/>
    </style:style>
    <style:style style:name="P400" style:parent-style-name="內文" style:family="paragraph">
      <style:paragraph-properties fo:margin-left="0.1465in" fo:text-indent="-0.1465in">
        <style:tab-stops/>
      </style:paragraph-properties>
    </style:style>
    <style:style style:name="T401" style:parent-style-name="預設段落字型" style:family="text">
      <style:text-properties style:font-name-asian="華康中黑體"/>
    </style:style>
    <style:style style:name="P402" style:parent-style-name="內文" style:family="paragraph">
      <style:paragraph-properties fo:margin-left="0.1465in" fo:text-indent="-0.1465in">
        <style:tab-stops/>
      </style:paragraph-properties>
    </style:style>
    <style:style style:name="T403" style:parent-style-name="預設段落字型" style:family="text">
      <style:text-properties style:font-name-asian="華康中黑體"/>
    </style:style>
    <style:style style:name="P404" style:parent-style-name="內文" style:family="paragraph">
      <style:paragraph-properties fo:margin-left="0.1465in" fo:text-indent="-0.1465in">
        <style:tab-stops/>
      </style:paragraph-properties>
    </style:style>
    <style:style style:name="T405" style:parent-style-name="預設段落字型" style:family="text">
      <style:text-properties style:font-name-asian="華康中黑體"/>
    </style:style>
    <style:style style:name="P406" style:parent-style-name="內文" style:family="paragraph">
      <style:paragraph-properties fo:margin-left="0.1465in" fo:text-indent="-0.1465in">
        <style:tab-stops/>
      </style:paragraph-properties>
    </style:style>
    <style:style style:name="T407" style:parent-style-name="預設段落字型" style:family="text">
      <style:text-properties style:font-name-asian="華康中黑體"/>
    </style:style>
    <style:style style:name="P408" style:parent-style-name="內文" style:family="paragraph">
      <style:paragraph-properties fo:margin-left="0.1465in" fo:text-indent="-0.1465in">
        <style:tab-stops/>
      </style:paragraph-properties>
    </style:style>
    <style:style style:name="T409" style:parent-style-name="預設段落字型" style:family="text">
      <style:text-properties style:font-name-asian="華康中黑體"/>
    </style:style>
    <style:style style:name="P410" style:parent-style-name="內文" style:family="paragraph">
      <style:paragraph-properties fo:margin-left="0.1465in" fo:text-indent="-0.1465in">
        <style:tab-stops/>
      </style:paragraph-properties>
    </style:style>
    <style:style style:name="T411" style:parent-style-name="預設段落字型" style:family="text">
      <style:text-properties style:font-name-asian="華康中黑體"/>
    </style:style>
    <style:style style:name="P412" style:parent-style-name="內文" style:family="paragraph">
      <style:paragraph-properties fo:margin-left="0.1465in" fo:text-indent="-0.1465in">
        <style:tab-stops/>
      </style:paragraph-properties>
    </style:style>
    <style:style style:name="T413" style:parent-style-name="預設段落字型" style:family="text">
      <style:text-properties style:font-name-asian="華康中黑體"/>
    </style:style>
    <style:style style:name="T414" style:parent-style-name="預設段落字型" style:family="text">
      <style:text-properties style:font-name-asian="華康中黑體"/>
    </style:style>
    <style:style style:name="P415" style:parent-style-name="內文" style:family="paragraph">
      <style:paragraph-properties fo:break-before="page"/>
    </style:style>
  </office:automatic-styles>
  <office:body>
    <office:text text:use-soft-page-breaks="true">
      <text:p text:style-name="P1">開放國會委員會（OPMSF）第6次會議紀錄</text:p>
      <text:section text:name="Sect1" text:style-name="S1">
        <text:p text:style-name="P3"><text:span text:style-name="T4">時　　間　</text:span><text:span text:style-name="T5">中華民國</text:span><text:span text:style-name="T6">109</text:span><text:span text:style-name="T7">年</text:span><text:span text:style-name="T8">11</text:span><text:span text:style-name="T9">月</text:span><text:span text:style-name="T10">10</text:span><text:span text:style-name="T11">日（星期二）</text:span><text:span text:style-name="T12">10</text:span><text:span text:style-name="T13">時</text:span><text:span text:style-name="T14">3</text:span><text:span text:style-name="T15">分至</text:span><text:span text:style-name="T16">11</text:span><text:span text:style-name="T17">時</text:span><text:span text:style-name="T18">20</text:span><text:span text:style-name="T19">分</text:span></text:p>
        <text:p text:style-name="P20"><text:span text:style-name="T21">地　　點　</text:span><text:span text:style-name="T22">本院群賢樓</text:span><text:span text:style-name="T23">801</text:span><text:span text:style-name="T24">會議室</text:span></text:p>
        <text:p text:style-name="P25"><text:span text:style-name="T26">主　　席　</text:span>林委員昶佐、洪顧問慈庸</text:p>
        <text:p text:style-name="P27"><text:span text:style-name="T28">主席（林委員昶佐）：</text:span>感謝大家，已經足夠法定人數，現在開會。大家手上應該都有這次的議程，這次議程其實應該是比較單純一點。第一個，有關之前葛老師及蕭A都有提到跟NDI、OGP相關工作坊的進度；第二個，開放國會行動方案定稿內容確認，我們已經經過幾次的確認了，所以等一下大家討論一下，如果說這幾天還有一些簡單文字上面的處理，例如說一些之乎者也或是標點有問題等等，我們可能就讓工作小組來處理就好；第三個，盤點後續工作項目，主要當然是IRM的部分；第四個，確認下次開會時間及地點，我想這部分可能也要同時確認一下我們上次聊到工作之後要來一次聚餐。</text:p>
        <text:p text:style-name="P29">我們先就第一題，NDI、OGP相關工作坊的進度報告，是不是先請蕭A說明一下？</text:p>
        <text:p text:style-name="P30"><text:span text:style-name="T31">蕭新晟：</text:span>大家早，我是蕭新晟（蕭A），NDI說很有興趣舉辦這個工作坊，他們覺得在感恩節後面那一週，大概11月底、12月初挑一個時間，看大家的時間，所以應該是我們的晚上、他們的早上，預計會是這裡的晚上8、9點，那邊早上8、9點左右。至於內容的部分，可能可以講一些比如說民間團體怎麼樣在這個行動方案裡面所扮演的角色，還有在行動方案推出之後，他會提供一些經驗教我們怎麼把這個動能持續下去，然後NDI也會幫我們邀請北馬其頓的國會來參與工作坊，跟我們分享一些經驗，北馬其頓是巴爾幹半島上面的一個國家，所以在這方面即開放國會上也有相當的經驗，這是NDI的部分。如果葛老師跟OGP的秘書處在時間上也兜得上的話，當然最好是一起邀請來。接下來給葛老師發言。</text:p>
        <text:p text:style-name="P32"><text:span text:style-name="T33">主席（洪顧問慈庸）：</text:span>提醒大家一下，要報上單位及大名。謝謝。</text:p>
        <text:p text:style-name="P34"><text:span text:style-name="T35">主席（林委員昶佐）：</text:span>剛才是蕭新晟，美國大選之後，他現在穿的都不一樣了，看起來額頭都發光了，你看他進來都沒有停止笑容過。</text:p>
        <text:p text:style-name="P36">請葛老師發言。</text:p>
        <text:p text:style-name="P37"><text:span text:style-name="T38">葛傅宇：</text:span>今天是勝選記者會？我是葛傅宇，向各位報告，我負責聯繫的是Maria Baron，他是OGP的Steering Committee member，我跟他聯繫了以後，我有簡單報告一些內容先傳給Freddy，現在我簡單跟各位報告一下。</text:p>
        <text:p text:style-name="P39">Maria Baron是阿根廷籍的資深記者出身，他現在人在華府，所以時間上面也是可以跟NDI一起配合。第一個，拉丁美洲國會本身從2012年就開始有國會透明指數，每兩年由公民社會評鑒十幾個拉丁美洲的國會。他建議臺灣公民社會可以參考看看是不是要做國會的透明指數或者是國會議員（個人）的透明度指數。第二個，揭露國會助理的姓名與薪資，在拉丁美洲的國會已經行之有年。阿根廷曾經為此上訴到最高法院，做成判決，依據資訊自由法必須強制揭露，無論全薪或半薪，只要是來自公費就要強制揭露，阿根廷、智利、墨西哥的國會都要求要揭露國會議員、職員以及國會助理姓名與薪資。至於國會助理與議員之間的親屬關係，或是可能發生<text:soft-page-break/>的利益衝突關係，建議由外部的公民社會組織，Cross check自行調查公布更有說服力。第三個，建議臺灣第1次公布的開放國會行動方案裡面不要有太多承諾，以免眼高手低。less structured is ok.<text:s/>可以考慮看看開放國會行動方案之中有沒有特別的亮點，例如巴拉圭國會在疫情期間成立特別委員會，專門監督疫情款項的透明度。第四個，請先提供臺灣的開放國會行動方案英文版草案，以便他提供回饋建議。第五個，他非常願意參加視訊會議，跟我們這個論壇一起討論，他方便的時間大概是臺灣時間晚上7點或8點都可以。第六個，2021年南韓主辦的OGP，原本預計7月，但是各國考慮到疫情還是很險峻，可是韓國政府又很堅持，希望能夠召開實體會議，目前可能計畫延到2021年12月。第七個，臺灣的OPMSF做完了國會行動方案之後，他詢問是不是有後續的作為？第八個，OPMSF如果將來希望召開工作坊邀請外國專家參與，可以收到跨國比較的效果。開放國會的跨國比較與同儕學習非常重要，效果也會比較好。以上是我們溝通的簡要內容，謝謝。</text:p>
        <text:p text:style-name="P40"><text:span text:style-name="T41">主席（林委員昶佐）：</text:span>首先，非常感謝蕭A與葛老師多方的聯繫。第一個，我想先確定是不是可以組成多方的視訊會議，讓我們也一起參與，既然Maria Baron，他也在DC對不對？對。我想這樣子的話，工作小組來敲一個11月底、12月初的時間，我們把時間敲下來，就以他們為主，然後我們再找一個會議室一起參與，議題不外乎就是剛剛葛老師條列的，對方期望可以聊的一些東西以及他的想法與建議。另外，像NDI也有建議，其實我覺得兩邊關注的大概有點雷同，包括之後民間團體可以怎麼樣繼續進行等。另外一個部分，就是關於國會透明指數或立委透明指數的這一塊，雖然在這次的行動方案沒辦法寫得很具體，但是也有一個方向性的方案。同時，葛老師也建議，在行動方案提出之後，民間委員要不要再組成一個未來可以公布立委的透明指數，有點像剛剛這位阿根廷籍OGP代表所建議的follow-up，對不對？我們其實是可以繼續做的，這部分是不是就請MSF的民間代表自行討論，因為我們官方立委在這邊討論這一塊也不太適合，但我滿樂見其成的，雖然我相信中間也會有像前幾次討論遇到的一些困難，不管是公督盟、口袋國會，還有葛老師這邊以及國際上面都有它一定的標準，所以既然上一次開會就希望可以慢慢成為我們給立委的，不管是監督或鼓勵，他們要自己去揭露的過程裡面，其實就是設定一個標準，我覺得這都是好的方式，所以是不是這邊就由民間的委員們自行去規劃，我們之前已經接觸過的，像是助理工會或是各黨團的意見，之後可以繼續去聯繫，是不是這樣？有沒有什麼意見？</text:p>
        <text:p text:style-name="P42"><text:span text:style-name="T43">蕭新晟：</text:span>沒問題，那我們就規劃11月底、12月初舉辦這個工作坊，預計就邀請NDI跟NDI邀請來的夥伴、國會以及OGP的secretary以及我方的一些團體與會。</text:p>
        <text:p text:style-name="P44"><text:span text:style-name="T45">主席（林委員昶佐）：</text:span>好，還是一樣請蕭先生來安排時間。</text:p>
        <text:p text:style-name="P46"><text:span text:style-name="T47">蕭新晟：</text:span>好，可是我補充一下，剛才Freddy可能開玩笑，但我必須補充說NDI不是美國的民主黨……</text:p>
        <text:p text:style-name="P48"><text:span text:style-name="T49">主席（林委員昶佐）：</text:span>沒有啦，不是這個意思。</text:p>
        <text:p text:style-name="P50"><text:span text:style-name="T51">蕭新晟：</text:span>我們跟IRI美國共和黨的智庫也都有聯繫。</text:p>
        <text:p text:style-name="P52"><text:span text:style-name="T53">主席（林委員昶佐）：</text:span>有，他們也要來臺灣設分部，兩個智庫其實都有跟我們聯繫，但我是說你個人看起來春風滿面，是你個人。</text:p>
        <text:p text:style-name="P54"><text:span text:style-name="T55">蕭新晟：</text:span>是，這個是。</text:p>
        <text:p text:style-name="P56"><text:span text:style-name="T57">主席（林委員昶佐）：</text:span>好，那我們第二題的部分就是這個行動方案定稿的內容確認。</text:p>
        <text:p text:style-name="P58"><text:span text:style-name="T59">黃編譯文琪：</text:span>謹代表報告開放國會行動方案定稿內容的確認，請大家看slack上面的資料，早上已經放上去了，那在整份資料的部分，主要分成前言跟六個章節，第一部分前言，第一段是依照院長的指示，將之前大家分組討論的五個主題簡化成文字，分別是透明化、公開化、國民化、數位化及教學化這五個方針。第二段的部分是概述OGP的精神跟主軸，其實這個部分也是臺灣目前所共享的價值跟目標，也是本份文件的精神。第三段是開放行動方案緣起的簡要說明，從Freddy的提案開始大概做一個簡要的說明而已。第四段的部分是從開放國會委員會正式啟動開始，從6月2號到現在，我們開始會議進行的次數，做一個簡要的論述。最後一個段落是針對本份文件的開放行動方案後面的承諾內容的20項部分，我們列舉了4項亮點項目，已經跟洪顧問及于顥這邊做過討論，內容大概是這樣。接下來章節安排的部分，主要是有參考OGP的規範，需要具備前言、工作歷程、現況成果以及承諾內容，這4項文件規格的需要也是羅列在第二章到第五章。第一章是先就成員概況做簡單說明，成員的名單也會在第一章做呈現。目前整份文件預計在今天開完會議後定稿，定稿之後會依內部程序簽到院長核定之後，文件會送交翻譯人員來協助翻譯，以上簡單報告。針對四、五段的部分，是不是請各單位再協助檢視一下內容需不需要調整或是再次做確認，謝謝。</text:p>
        <text:p text:style-name="P60"><text:span text:style-name="T61">主席（林委員昶佐）：</text:span>謝謝研考科的同仁。我們接著從第16頁開始，其實就是從我們原本的分組，前面當然是剛剛研考科的同仁有報告，從期程等不同的階段大概都有做了一些脈絡上的說明，我們現在還是一一從第16頁開始的第1組到第5組稍微再次確認一下，雖然我們已經確認滿多次了。第16頁的第1組大家還有沒有什麼意見？</text:p>
        <text:p text:style-name="P62"><text:span text:style-name="T63">林哲瑋：</text:span>我是台灣民主實驗室的雨蒼，在開始之前我想要補充我們這邊的看法。第一個是，因為其實傳統而言，很多時候行政機關做事都是指派給業務單位做，業務單位做完就交報告上來，這次的開放國會行動方案，希望大家可以改變一下做法，畢竟我們是協作，協作的意思就是，這邊的委員，我相信大家應該也有能力可以認領一些工作幫忙行政單位，而不是讓行政單位自己負荷，另一方面，行政單位在做的過程中如果缺少任何資源或人脈，或者需要介紹人或介紹資源，都可以跟委員求救，委員可以給各位一些幫忙，畢竟有時候，舉例來說，第3組裡面有一個關於無障礙空間的評估，無障礙空間的評估其實有很多種不同的方式，過往可能是找學者、專家自己來看一看就寫報告了，但是也許我們可以找一些協會來實地測試，或者是找服務設計的專家來現場看，看結構還有沒有機會去做設計、改善，而不是單純只有以前的學者、專家，這些形式的改變其實都是公私協力的一種，所以在這過程中，我希望大家在看的時候可以多思考這個案子還有沒有什麼地方是我們民間委員可以多負擔一點的，或是可以多幫忙公部門一點的，減輕他們的負荷，另外一方面也可以有一些不一樣的、新的東西出來，那另外一方面，是就我個人過往的經驗，如果有些真的是窒礙難行、不好做的事情，我會建議大家把它轉成出報告的形式，就是出一個評估報告，為什麼出報告會比較好呢？因為出報告你要寫得很難都可以，譬如說每個影片都上網公開，那每個影片都上網公開要多少成本，你們就直接評估、寫進去就好，沒有關係，因為真的要執行的時候，一定是由院長或其他具有政治決策的人來做政治決策，而不用由各位來負擔這個政治責任，這個時候你們就可以把真的缺的資源都寫上去，如果真的做不到就不要做，沒關係，各位也不會太勉強，這是我的另外一個建議，是過往的經驗，這樣的作為對大家來說都是比較有幫助，而且對於我們第一年的工作來說會比較好一點，之後的委員會再就這些報告來看哪一些是可以做的，再來推下一個階段的行動方案。最後，其實有很多網路留言，也有很多意見，也許我們之後要評估一下這些意見有什麼方式可以一一回覆，就是為什麼有些意見我們沒有參採進去？它可能違背了某一些我們討論後覺得有問題的地方，我覺得如果可以的話，盡可能公開透明讓他們知道，也是體現開放國會的精神。大概是以上三點跟大家分享，謝謝。</text:p>
        <text:p text:style-name="P64"><text:span text:style-name="T65">主席（林委員昶佐）：</text:span>這比較是一個程序上的，其實雨蒼剛剛講到的第二點，我當然是希望行動方案提出來就都要達成，當然雨蒼人很好，所以他說沒有做到就算了，但是我是希望，既然我們經過滿多次的磨合，最後的版本希望大家都可以努力的達成。剛才雨蒼提到，行政單位有遇到任何的困難，其實從MSF的民間委員裡面看有沒有辦法找到答案、找到幫助，這部分我相信每個民間委員都會非常有熱忱來協助這些事，請大家不要客氣。</text:p>
        <text:p text:style-name="P66"><text:span text:style-name="T67">林哲瑋：</text:span>我想要補充一下，不是做不到就算了，只是說我們都知道有時候基於現在的狀況，你硬去做其實一定不會做得太好，與其這樣子，第一年出一個完整評估的報告，接下來把資源都弄到位了，各位也方便做事，第二年再來把它執行好，這樣其實對大家都比較有幫助，而且我們接下來也不是沒有事情可以做，有很多事情可以做，謝謝。</text:p>
        <text:p text:style-name="P68"><text:span text:style-name="T69">葛傳宇：</text:span>主席、各位同仁、長官，我有一個建議，我們在第16頁的透明化開放國會原則價值裡面，主要目標我建議加入一段，除了既有的一、二之外，前面再加一個：「基於透明、課責與公眾信任，立法委員之行為準則應符合先進國家國會之標準」。</text:p>
        <text:p text:style-name="P70"><text:span text:style-name="T71">主席（林委員昶佐）：</text:span>我想這個應該不會造成現在行政上面的問題，對不對？這是方向性的要求嘛。</text:p>
        <text:p text:style-name="P72"><text:span text:style-name="T73">葛傳宇：</text:span>這樣才能夠符合第21頁2-2跟第22頁2-3，我們希望立法委員達成的，這樣的話，才能夠首尾互相呼應。否則我們第一段就是1-1和1-2裡面講的內容稍微空泛一點，這樣比較能夠互相呼應。</text:p>
        <text:p text:style-name="P74"><text:span text:style-name="T75">主席（林委員昶佐）：</text:span>好，可以再念一遍嗎？再請葛老師提供文字。</text:p>
        <text:p text:style-name="P76"><text:span text:style-name="T77">葛傳宇：</text:span>基於透明課責與公眾信任，立法委員之操守與行為準則應符合先進國家國會之標準。</text:p>
        <text:p text:style-name="P78"><text:span text:style-name="T79">主席（林委員昶佐）：</text:span>好。第1組的部分，還有沒有其他的問題？沒有的話，進行第2組「公開化便於取得國會資訊」。</text:p>
        <text:p text:style-name="P80"><text:span text:style-name="T81">趙恭岳：</text:span>第2組的部分，基本上分三個面向，第一個是之前一直在談的，大部分的立法院資料事實上很多已經變成公開資料，但可能跟開放資料還是有一些距離，希望能夠將資料變成是開放資料格式；第二個，我想呼應前面葛老師談到的公費相關支出，其實會需要適當的揭露，包括之前談到關於委員出席、國外考察、公費相關的助理或在立法院裡有使用到相關公費資源的，我們希望能夠做適當的揭露；第三個是關於利益衝突的部分，希望能夠適時地介入立法院相關的網站。以上說明，看大家有沒有需要增刪的。謝謝。</text:p>
        <text:p text:style-name="P82"><text:span text:style-name="T83">主席（林委員昶佐）：</text:span>第2組真的是很辛苦，很感謝，因為第2組處理的大概就是我們這一次裡面的重中之重，在這段期間真的是謝謝口袋國會及第2組的朋友們。其他委員沒有意見的話，進行第3組的部分。我們還是請研考科稍微說明一下，針對期程有做簡單的調整。</text:p>
        <text:p text:style-name="P84"><text:span text:style-name="T85">黃編輯文琪：</text:span>其實是院長那邊的指示，本來在里程碑凝聚朝野共識以及系統測試並上線實施這個階段，本來啟動時間是2022年1月1日到2022年12月31日凝聚朝野共識這一塊，現在時間都往前拉1年。</text:p>
        <text:p text:style-name="P86"><text:span text:style-name="T87">主席（林委員昶佐）：</text:span>我是沒有意見，其他人有沒有意見？應該沒有。院長有把握，我們……</text:p>
        <text:p text:style-name="P88">再來第3組的其他項目，組長或其他委員們要不要補充？請研考科說明。</text:p>
        <text:p text:style-name="P89"><text:span text:style-name="T90">黃編輯文琪：</text:span>不好意思，先跳回1-3研議建置常態性、公開性的開放資料諮詢機制，因為院內的單位現在已經沒有成立諮詢委員會，之前好像有討論是不是可以透過開放國會委員會來做後續的開放資料處理，是不是請委員們幫忙確認一下之後是不是可以由開放國會委員會來做這件事情，建立一個常態性的諮詢機制。</text:p>
        <text:p text:style-name="P91"><text:span text:style-name="T92">主席（林委員昶佐）：</text:span>這個就在第四個議程的時候，我們來討論一下後續工作項目的地方，把它加進去，就是接著MSF是不是可以負責，尤其是我們民間的部分是不是可以負責諮詢的工作？</text:p>
        <text:p text:style-name="P93"><text:span text:style-name="T94">侯宜秀：</text:span>我想確認一下1-3，因為雖然沒有要立刻成立諮詢委員會，但是我們的主要目標還是有寫應研議開放資料諮詢機制，然後這個時間應該是明年研議建置常態性公開性的開放資料諮詢機制，所以這件事是明年的工作項目，對不對？所以剛剛問的是在這個機制成立之前的過渡期間是不是MSF可以做什麼，是這樣嗎？</text:p>
        <text:p text:style-name="P95"><text:span text:style-name="T96">主席（洪顧問慈庸）：</text:span>可能我們研考科這邊有點誤會，因為其實這個機制是明年才要來討論的，所以我們就明年再來進行這一塊的工作事項就好了。</text:p>
        <text:p text:style-name="P97"><text:span text:style-name="T98">主席（林委員昶佐）：</text:span>但是如果在明年成立之前，如果有遇到類似的申訴時是不是在過渡期間……</text:p>
        <text:p text:style-name="P99"><text:span text:style-name="T100">主席（洪顧問慈庸）：</text:span>就先反映到這邊來就好了。</text:p>
        <text:p text:style-name="P101"><text:span text:style-name="T102">主席（林委員昶佐）：</text:span>對，我們等一下討論一下。</text:p>
        <text:p text:style-name="P103">研考科的同仁知道這個意思嗎？也就是院內可能在明年年底的時候，亦即明年12月31日，院內會確認要怎麼成立諮詢的機制，因為時間還有一年嘛，對不對？所以這一年的期間發生類似的申訴或討論就在這個委員會討論，這個我們等一下最後在第三個議程再來確認一下。</text:p>
        <text:p text:style-name="P104">第3組結束，再來第4組。</text:p>
        <text:p text:style-name="P105"><text:span text:style-name="T106">林哲瑋：</text:span>第3組想給一些建議，第一個就是3-1系統測試並上線實施只有半年，其實太快了，這種網站其實可能都需要半年的時間先做規劃，然後規劃的過程中，可能需要辦理工作坊，邀集大家就設計的介面來測試是不是可行，然後大家覺得有沒有意見跟回饋，大概有6個月的時間拿來做測試會好一點，然後再6個月的時間再來做後面的實施跟規劃，事實上就時程來說，如果要好好的做好一個網站，6個月其實太短了，各位看到的那個報稅系統網頁，其實花了整整1年的時間，然後前面6個月完全都是在做設計跟測試，所以我覺得多加半年的時間做設計、測試跟確認這個介面，後面再來施作會比較好，這是第一個。</text:p>
        <text:p text:style-name="P107"><text:span text:style-name="T108">主席（洪顧問慈庸）：</text:span>雨蒼做這樣的建議，我也滿同意的，因為以前我也是做相關的工作，但是因為這個時間本來是資訊處提供的，他們自己有信心，而且他們跟國發會之前的那一套系統已經有一些互動跟討論，所以他們是覺得如果後續討論出來的需求再做一些微調，他們覺得半年是可以做得出來，如果大家同意把時間拉得稍微寬鬆一點，然後可以多一些討論，再去做一些調整的話，我覺得也未嘗不可啦，就看大家的意見。</text:p>
        <text:p text:style-name="P109"><text:span text:style-name="T110">林哲瑋：</text:span>多半年的假設是會新做一個網站，而不是依附在舊的平臺下面，如果是依附在舊的平臺下面，當然是比較短，那這個就看資訊處的……</text:p>
        <text:p text:style-name="P111"><text:span text:style-name="T112">主席（洪顧問慈庸）：</text:span>現在我們沒有辦法確認，因為可能要等到黨團協商之後，大家對於這個系統的共識是什麼？我們才有辦法往下走，所以如果把時間拉得寬鬆一點是比較有保障的，避免我們逾期還做不完，這是一個比較保險的概念，所以就看大家的想法，如果大家同意的話，我是覺得可以延長，不過因為院長滿積極的，他希望說當然如果能夠儘快的話就儘快，但是我們以整個計畫提出去，就是希望如Freddy所說達成度能高一點的話，那我們就儘可能稍微有一點buffer。</text:p>
        <text:p text:style-name="P113"><text:span text:style-name="T114">主席（林委員昶佐）：</text:span>意思就是第23頁右下角的2022年6月30日要不要改成12月31日，然後院長自己非常積極能提早搞定，當然大家都會很開心，但是我們要多爭取半年的時間，讓它可以達成像剛才雨蒼講的比較充分的測試等等，好不好？</text:p>
        <text:p text:style-name="P115"><text:span text:style-name="T116">林哲瑋：</text:span>我會建議最後一項不要直接寫「系統測試並上線實施」，就是最後這一項先改成「系統介面規劃與測試」，然後再下一個半年才是「系統測試並上線實施」，這樣子會更……</text:p>
        <text:p text:style-name="P117"><text:span text:style-name="T118">主席（林委員昶佐）：</text:span>你是說把它分成兩個就對了？</text:p>
        <text:p text:style-name="P119"><text:span text:style-name="T120">林哲瑋：</text:span>對，分成兩個，因為這個看起來目前……</text:p>
        <text:p text:style-name="P121"><text:span text:style-name="T122">主席（林委員昶佐）：</text:span>好，我懂這個意思，就是這一行變成兩行，第一個是「介面規劃與測試」，這個是原本的時間2022年1月1日到2022年6月30日，然後再增加一行是上線實施……</text:p>
        <text:p text:style-name="P123"><text:span text:style-name="T124">林哲瑋：</text:span>是。</text:p>
        <text:p text:style-name="P125"><text:span text:style-name="T126">主席（林委員昶佐）：</text:span>然後可能就是2022年7月1日到2022年12月31日，如果提早的話，就普天同慶。</text:p>
        <text:p text:style-name="P127"><text:span text:style-name="T128">林哲瑋：</text:span>然後再來是3-5的部分，我還是比較建議第一個，時程不要只有半年，3-5是在第27頁。然後「通盤滾動檢討」這個詞，其實我不太確定，這個詞現在有點被用濫了……</text:p>
        <text:p text:style-name="P129"><text:span text:style-name="T130">主席（林委員昶佐）：</text:span>滾動的檢討就是一直沒有檢討直到結束的意思，是不是這個意思？</text:p>
        <text:p text:style-name="P131"><text:span text:style-name="T132">林哲瑋：</text:span>很多時候會有這樣的感覺。我建議無障礙這件事情其實可大可小，小的話當然是找學者，像我剛才講的找學者來講就可以，但是我會更建議找無障礙的團體親自來試用過，並且給大家意見，就是他覺得哪個地方的什麼東西是比較好的，也許立法院可以引進來，然後我們再來做更進一步的規劃。當然，這個過程一定會需要經費，我不太確定這個介面有沒有辦法把這個經費寫上去，如果可以的話，建議至少大概辦理兩次到三次的工作坊，邀請相關團體親自來試用立法院的無障礙設施，這樣子的話，應該比滾動檢討還要更具體一點，也可以產出更有價值的評估報告，也希望可以有多一點的經費及時間，讓行政機關去把它執行好。當然，這個過程中如果有任何需要的話，我記得我們委員裡面也有無障礙的專家，大家就一起合作，把這件事情弄好，可能會比較好。</text:p>
        <text:p text:style-name="P133"><text:span text:style-name="T134">主席（林委員昶佐）：</text:span>我想雨蒼的意思應該就是要不要一樣把這一條改成兩條，對不對？</text:p>
        <text:p text:style-name="P135"><text:span text:style-name="T136">林哲瑋：</text:span>對。</text:p>
        <text:p text:style-name="P137"><text:span text:style-name="T138">主席（林委員昶佐）：</text:span>第一條一樣是規劃及測試，而規劃及測試的裡面，我們要請無障礙的團體、專家或是相關設計這些設施的人一起來試用，然後來回饋，再來才是上線的時間，是這個意思，對不對？所以我覺得預算這件事不用寫上去，我想行政單位應該也不會有什麼問題吧？就是如果我們在測試的時候規劃……</text:p>
        <text:p text:style-name="P139">我們請總務處營繕科說明。</text:p>
        <text:p text:style-name="P140"><text:span text:style-name="T141">李科長振宇：</text:span>總務處營繕科報告。其實從民國90年到現在，大概先前有幾位委員曾經找過中華民國無障礙協會、團體來院裡面看過，也開過四十幾項的缺失，這些都已經做過檢討，後來市政府及營建署也都有派人來，等於我們有發函也請他們再來幫我們看一下，所以我們當初會提出這個是一個滾動式的檢討，就是這個用意。如果現在還需要無障礙的團體來現場再看的話，當然沒有問題，只是像去年臺北市政府也有派建築師到院裡面做一些建議，我們也依據再修改，所以這其實是不斷地在檢討中，只要有無障礙需求的朋友來到院裡面一提出問題，我們就會做處理。以上報告。</text:p>
        <text:p text:style-name="P142"><text:span text:style-name="T143">林哲瑋：</text:span>好，如果是這樣的話，是不是可以把之前他們的建議彙整，先公告出來，告訴大家這些東西預計改善的時程是什麼樣子，讓大家心裡面有個底，也知道總務處是有在做事的，立法院的無障礙設施也是一直在改善的。</text:p>
        <text:p text:style-name="P144"><text:span text:style-name="T145">主席（林委員昶佐）：</text:span>我想這一定都有的，我們先確定這個行動方案是不是還是維持這樣？</text:p>
        <text:p text:style-name="P146"><text:span text:style-name="T147">林哲瑋：</text:span>如果是這樣的話，我建議除了通盤滾動檢討院內無障礙設施規劃之外，再加上並將相關進度公告於網站上。</text:p>
        <text:p text:style-name="P148"><text:span text:style-name="T149">主席（林委員昶佐）：</text:span>好啊，可以吧？好。</text:p>
        <text:p text:style-name="P150"><text:span text:style-name="T151">林哲瑋：</text:span>感謝。</text:p>
        <text:p text:style-name="P152"><text:span text:style-name="T153">主席（林委員昶佐）：</text:span>同樣，這些時間就都不用變了？好。再來是第4組。</text:p>
        <text:p text:style-name="P154">請葛老師發言。</text:p>
        <text:p text:style-name="P155"><text:span text:style-name="T156">葛傳宇：</text:span>請看第14頁。有關開放國會願景跟行動方案綱要一欄裡，只有行動方案綱要，沒有寫到開放國會願景，好像漏了一段，完全沒有提到願景是什麼。所以我們用之前跟Freddy在第1組開會，分組討論時的一小段文字當成開放國會的願景及價值。</text:p>
        <text:p text:style-name="P157"><text:span text:style-name="T158">于顥：</text:span>第1組分組的提案裡，對不對？</text:p>
        <text:p text:style-name="P159"><text:span text:style-name="T160">葛傳宇：</text:span>對，那時有一段文字敘述。</text:p>
        <text:p text:style-name="P161"><text:span text:style-name="T162">于顥：</text:span>好，我現在同步找一下，議程是否先往下？</text:p>
        <text:p text:style-name="P163"><text:span text:style-name="T164">主席（林委員昶佐）：</text:span>我記得阿端登記的檔案裡有。</text:p>
        <text:p text:style-name="P165">葛老師，你說放在哪裡？</text:p>
        <text:p text:style-name="P166"><text:span text:style-name="T167">葛傳宇：</text:span>第14頁一開始之處，因為這一段提到開放國會願景，卻完全沒有敘述。</text:p>
        <text:p text:style-name="P168"><text:span text:style-name="T169">主席（林委員昶佐）：</text:span>也就是在開放國會行動方案五大主題前面加一段文字？我記得前面有一段文字。請研考科把那一段融入，是這個意思？這段就等會後再把文字給研考科。我們再回到第4組，這裡有什麼問題嗎？沒有。</text:p>
        <text:p text:style-name="P170">第5組教學化部分，大家有沒有什麼問題？</text:p>
        <text:p text:style-name="P171"><text:span text:style-name="T172">耿璐：</text:span>我是開放文化基金會的耿璐。對於第5組，我們之前已經跟秘書處有過多次討論，一直都還滿有共識的，應該有把要點列出來，感覺應該都可以做得到。我想要另外補充的是，上上禮拜開放政府那邊有辦工作坊，所有行政部門承接該業務的人員都有去受訓，現場有很多委員分享並提供很好的素材，之後可以帶給大家看。當中一直提到的一件事是：大家不斷強調，開放整個OGP系統，其實是希望鼓勵公部門或民間不要怕失敗，有點呼應雨蒼所說的，做不到是有可能發生的。但做不到不代表就是兩手一攤說做不到，而是要納入評量，並好好評估為什麼做不到？下次該怎麼改進？所以其實是希望這個系統不要害怕失敗，這樣才有機會去做新的事情，才有機會突破。對於做不到這點，其實是有很多可以討論的，但不知道像這種流程或精神要如何納入感覺有些死板的公務體系？也就是對於做不到的檢討，不是用一種做不到就死定了的感覺，這樣才有機會在未來提出更多不同的創新方案。國會識讀教育不見得是國會對民眾的單向教育，應該是國會對自己，或各種雙邊的識讀教育，以及如何認清？為何要做這些事？可以衍生如何改良整體文化價值與意義，這些我們沿途上都可以做考量。</text:p>
        <text:p text:style-name="P173"><text:span text:style-name="T174">主席（林委員昶佐）：</text:span>其實我們在國會質詢時，面對其他的政府機關時也常常在講，除了說為什麼不行以外，另外一個方式可能是，要怎麼樣才行？但要怎麼樣才行就會有一大堆困難，但是至少我們知道困難在哪裡，這會比直接說為什麼不行，然後列出不行的原因要來得好。我想耿璐的意思是說我們怎麼樣去形塑在國會裡面比較屬於後者的這種文化，我覺得文化的事情真的也是要花一段時間讓大家一起磨出來，我覺得這個跟之後葛老師及蕭A去找外部一些專家來討論的工作法裡的一個重點都還滿重要的，就是MSF的這些民間委員未來怎麼繼續參與這些事情。因為文化的部分，除了行動方案推出來以後，後面總還要有其他的事情要做，然後才會去跟公部門一直不斷的形塑出一種不太一樣的、跟其他部門不太一樣的一些文化，所以這個也有賴民間委員之後在其他層面上的參與。剛剛我聽到葛老師跟蕭A在講外部其他國家的一些專家代表想要跟我們聊的部分，我會滿想聽的。文化的改變一定是在於非本來裡面的人的參與度，然後不斷地把大家帶往我們比較希望的方向去改變。</text:p>
        <text:p text:style-name="P175">除了文化的部分，我們還是回來講一下，第5組應該就是這樣，沒有什麼問題了，對不對？好，這樣子的話，我想議程二的……</text:p>
        <text:p text:style-name="P176"><text:span text:style-name="T177">侯宜秀：</text:span>我可以說一下嗎？</text:p>
        <text:p text:style-name="P178"><text:span text:style-name="T179">主席（林委員昶佐）：</text:span>好。</text:p>
        <text:p text:style-name="P180"><text:span text:style-name="T181">侯宜秀：</text:span>在報告裡面「參、立法院開放國會現況成果」，我覺得這個部分很好，但是用的wording讓我覺得有點混淆，因為這個的執行是在我們這件事情之前嘛，所以是不是標一下這個欄位發生的日期，譬如說從2017年還是從什麼時候開始的，就是幾年到幾年，要不然我在看的時候會有點混淆，這個是我們這一次所做的成果還是之前的成果，我不知道wording一定要用開放國會嗎？還是現況是幾年到幾年，這個我會建議要稍微調整一下。</text:p>
        <text:p text:style-name="P182"><text:span text:style-name="T183">于顥：</text:span>因為院內的政策其實就是叫開放國會，我們的既有執行成果就是開放國會。</text:p>
        <text:p text:style-name="P184"><text:span text:style-name="T185">吳處長慧玲：</text:span>我是國際事務小組吳慧玲，之前在講國會的開放、透明其實是從第9屆就開始的，所以我們這邊截取的資料比較是從第9屆，也就是2016到現在，我只是在想要不要去區分，還是這個資料是到第9屆的什麼時候為止，就是第9跟第10的交界，還是這個開放國會之前？</text:p>
        <text:p text:style-name="P186"><text:span text:style-name="T187">主席（林委員昶佐）：</text:span>其實我覺得是可以寫在第9屆……</text:p>
        <text:p text:style-name="P188"><text:span text:style-name="T189">侯宜秀：</text:span>2016到2020。</text:p>
        <text:p text:style-name="P190"><text:span text:style-name="T191">主席（林委員昶佐）：</text:span>這也是一個方法。</text:p>
        <text:p text:style-name="P192"><text:span text:style-name="T193">吳處長慧玲：</text:span>要不要講是從2016開始，雖然很多成果真的是第9屆。</text:p>
        <text:p text:style-name="P194"><text:span text:style-name="T195">主席（林委員昶佐）：</text:span>好，2016到2020，就加一個時間。</text:p>
        <text:p text:style-name="P196"><text:span text:style-name="T197">侯宜秀：</text:span>就在標題上面直接加2016到2020，好不好？</text:p>
        <text:p text:style-name="P198"><text:span text:style-name="T199">主席（林委員昶佐）：</text:span>好，OK，謝謝。</text:p>
        <text:p text:style-name="P200">我們第二個議程就結束了，第三個議程的盤點後續工作項目及期程，我想IRM就按照我們之前開會的結果，就是行政院的開放政府行動方案提出以後，跟我們一起提出以後，跟OGP去討論出來一個IRM的機制，這個其實會跟今天議程的第四個有相關，就是我們什麼時候要開下一次的會，我想那個IRM的機制要嘛就是出來了，要不然就是碰壁了，我們在那個時候應該要開個會。所以我在這邊是不是稍微跳接一下，下一次正式的會議，聚餐這個部分還是有啦，我記得喔！但是在不討論聚餐之前，有關下次開會的時間及地點，我們是不是可以先寫下來，註記就是IRM？行政院提出開放政府行動方案跟我們的一起結合起來，並在提交以後，再跟OGP討論IRM機制。不管是已經有一個方向，還是碰壁了，就是有困難，還是與OGP已經有一個共識時，我們在那個時間點來開一個會。我猜大概應該是在年底或明年初，大概是那個時間點，我們再來開一次會，這應該沒有問題。</text:p>
        <text:p text:style-name="P201"><text:span text:style-name="T202">侯宜秀：</text:span>工作小組……</text:p>
        <text:p text:style-name="P203"><text:span text:style-name="T204">主席（林委員昶佐）：</text:span>對，工作小組。我們應該都會一直跟行政院那邊確認，其實有好多位民間委員也是在行政院開放政府的委員會裡面，所以我想大家應該都會同時被更新到IRM大概會長怎樣，然後我們就可以來開一次會。</text:p>
        <text:p text:style-name="P205"><text:span text:style-name="T206">耿璐：</text:span>關於下一次開會的事情，因為我覺得在公布給所有人及國際之前要做到兩件事，第一個，就是執行的時間，因為沒有寫幾月，比如2021年幾月到2024年幾月。之前剛好有機會與于顥討論，有關我們設定結尾時間會不會影響到下一屆選完立委，而變成看守期的委員們要決定下一輪開放國會行動方案會長成怎麼樣，就是會有些中間時間的bug。然後還有就是會不會已經交接成新任委員是換過一輪呢？由於我們每個委員的任期又有點不太一樣，到底中間會有哪些bug會出現，之前也說應該要列清楚來討論。</text:p>
        <text:p text:style-name="P207">第二個，因為看了行政院開放政府的行動方案，其實有一部分是有很大的問題，就在於我們寫的東西只有我們自己看得懂，如翻譯成英文，雖然字句的文法都沒有問題，可是外國人完全看不懂。比如剛才有提到的字幕，說你們是第一屆的Open Parliament，為什麼又有Open Parliament的outcome已經寫在裡面呢？雖然翻譯成英文的文法沒有問題……</text:p>
        <text:p text:style-name="P208"><text:span text:style-name="T209">主席（林委員昶佐）：</text:span>可能會沒有脈絡。</text:p>
        <text:p text:style-name="P210"><text:span text:style-name="T211">耿璐：</text:span>對，完成不知道發生什麼事。還有行政院開放政府行動方案的最大問題，就是他們寫了很多他們有在做事，我覺得這沒有不好，可是人家看了會以為你們以前都沒做，所以現在才做。剛才的無障礙空間也是一樣的意思，就是你這樣寫，外國人、國際上或其他人看後的感覺，就是以前都沒有做，所以現在才寫進來。因此很多寫法上，其實並不是國際可以瞭解的，雖然文法都沒有問題。我在想下一次會議，在英文版出去之前，其實應該請大家一起幫忙。如果真的不瞭解狀況，甚至是外國人在看時是不是能夠理解呢？</text:p>
        <text:p text:style-name="P212"><text:span text:style-name="T213">主席（林委員昶佐）：</text:span>我是覺得這有沒有必要大家再開一次會呢？像你的英文比我好那麼多！</text:p>
        <text:p text:style-name="P214"><text:span text:style-name="T215">耿璐：</text:span>我的意思是說下次會議時，就是可能有幾項可以最後確認。</text:p>
        <text:p text:style-name="P216"><text:span text:style-name="T217">主席（林委員昶佐）：</text:span>好。</text:p>
        <text:p text:style-name="P218"><text:span text:style-name="T219">耿璐：</text:span>這跟英文好不好並沒有問題，而是不知道這件事的人……</text:p>
        <text:p text:style-name="P220"><text:span text:style-name="T221">主席（林委員昶佐）：</text:span>整本都給你看一次啊！</text:p>
        <text:p text:style-name="P222"><text:span text:style-name="T223">耿璐：</text:span>我的意思是，不瞭解這個脈絡人，可能不見得看得懂。</text:p>
        <text:p text:style-name="P224"><text:span text:style-name="T225">主席（林委員昶佐）：</text:span>我們翻譯的時候，我本來是想，如果是我們自己內部的話，大概就會知道把什麼脈絡加進去。但如果不是……</text:p>
        <text:p text:style-name="P226"><text:span text:style-name="T227">曾柏瑜：</text:span>對不起，因為我們前陣子發了一份報告，然後也是找翻譯社，而且是專業的翻譯。由於對方不瞭解脈絡，所以翻回來的完全是不行的，你給native speaker看過，他會說我看不懂到底是在講什麼。我會建議翻完之後，是不是還是給native speaker看過一次，就是給母語是英文的人，然後也有在這個脈絡裡的人看過一次，這樣會比較好一點。我會做這樣的一個建議。</text:p>
        <text:p text:style-name="P228"><text:span text:style-name="T229">主席（林委員昶佐）：</text:span>這都變成葛老師去欠人情。</text:p>
        <text:p text:style-name="P230"><text:span text:style-name="T231">于顥：</text:span>理應在我們翻譯完之後，大家還是要看過一次，而那不是會送出去的版本，就是翻回來我們還是要看過一次。</text:p>
        <text:p text:style-name="P232"><text:span text:style-name="T233">主席（林委員昶佐）：</text:span>我覺得應該是說，如果我們要在下一次會議之前，應該要給native speaker看過一遍了，而不是我們在現場校嘛！對不對？這樣會變得很可怕。有誰有辦法協助安排一個可以幫忙看的外部的專家？耿璐你那邊會有嗎？</text:p>
        <text:p text:style-name="P234"><text:span text:style-name="T235">曾柏瑜：</text:span>我們這邊應該有認識。</text:p>
        <text:p text:style-name="P236"><text:span text:style-name="T237">耿璐：</text:span>有在開放文化基金會工作的加拿大人，他一直都有參與臺灣開放政府的相關事情，可以先問問看，但是……</text:p>
        <text:p text:style-name="P238"><text:span text:style-name="T239">主席（林委員昶佐）：</text:span>好，那這部分是不是我們今天就決定請開放文化基金會和民主實驗室這邊幫忙找人幫我們看，請問我們是幾號的時候要翻譯出來？</text:p>
        <text:p text:style-name="P240"><text:span text:style-name="T241">吳處長慧玲：</text:span>院長簽准我們就送翻。</text:p>
        <text:p text:style-name="P242"><text:span text:style-name="T243">主席（林委員昶佐）：</text:span>大概多久之內？</text:p>
        <text:p text:style-name="P244"><text:span text:style-name="T245">梁科長曉菁：</text:span>大概十個工作天。</text:p>
        <text:p text:style-name="P246"><text:span text:style-name="T247">主席（林委員昶佐）：</text:span>然後就再請兩位委員幫忙看一下。</text:p>
        <text:p text:style-name="P248"><text:span text:style-name="T249">吳處長慧玲：</text:span>上次的開放文件也是他翻的，有給他看參考資料。</text:p>
        <text:p text:style-name="P250"><text:span text:style-name="T251">主席（洪顧問慈庸）：</text:span>院長簽署完送翻譯的時候，就會先跟Lulu及阿Fi這邊講，然後你們可能協調一下時間，就是可以幫我們看的人的時間，大概我們什麼時候會給他這個版本，就是交給翻譯社翻的時候，我們就跟他們說。</text:p>
        <text:p text:style-name="P252"><text:span text:style-name="T253">主席（林委員昶佐）：</text:span>剛才耿璐講的另外一個題目就是說這中間有沒有些時間上面的bug？關於時間上面的bug這件事，我也是覺得好像全部的人一起開大會討論有一點太「厚工」，就是大家都這樣子……</text:p>
        <text:p text:style-name="P254"><text:span text:style-name="T255">耿璐：</text:span>應該是說……</text:p>
        <text:p text:style-name="P256"><text:span text:style-name="T257">主席（林委員昶佐）：</text:span>不是說我不想再見到大家，其實我們在工作坊也會見到大家，包括聚餐也會見到。</text:p>
        <text:p text:style-name="P258"><text:span text:style-name="T259">耿璐：</text:span>應該是說整理完資料，然後就要確認如果有bug要怎麼處理，應該是說如果有bug要怎麼制定或怎麼處理，那才是會議要討論的。因為在出去之前，如果要把時間寫得很清楚的話，還是要確認有沒有bug。</text:p>
        <text:p text:style-name="P260"><text:span text:style-name="T261">主席（林委員昶佐）：</text:span>所以我們也一樣像剛才決定外部的外國人幫手的這件事，我們一樣也看誰可以來幫忙看一下時間上有沒有bug，然後一樣是在下一次開會的時候來做決策就好。</text:p>
        <text:p text:style-name="P262"><text:span text:style-name="T263">侯宜秀：</text:span>Lulu，你在請Aren看的時候，他可不可以開寫作的共筆，大家可以一起看一下？就是他要做的時候，這樣就可以約個時間、約個期間大家看，然後之後可能約一個期間討論確定，要不然就會來回……</text:p>
        <text:p text:style-name="P264"><text:span text:style-name="T265">耿璐：</text:span>但Aren到時候……</text:p>
        <text:p text:style-name="P266"><text:span text:style-name="T267">侯宜秀：</text:span>如果不一定是Aren，那我們再想想看有沒有其他人。</text:p>
        <text:p text:style-name="P268"><text:span text:style-name="T269">于顥：</text:span>就是要有一個翻譯任務小組。</text:p>
        <text:p text:style-name="P270"><text:span text:style-name="T271">主席（林委員昶佐）：</text:span>對啊！但翻譯的任務小組是……</text:p>
        <text:p text:style-name="P272"><text:span text:style-name="T273">侯宜秀：</text:span>翻譯的任務小組召集人……</text:p>
        <text:p text:style-name="P274"><text:span text:style-name="T275">主席（林委員昶佐）：</text:span>就是耿璐。</text:p>
        <text:p text:style-name="P276"><text:span text:style-name="T277">于顥：</text:span>請耿璐做召集人。</text:p>
        <text:p text:style-name="P278"><text:span text:style-name="T279">侯宜秀：</text:span>我覺得還可以在社群再找其他人。</text:p>
        <text:p text:style-name="P280"><text:span text:style-name="T281">主席（林委員昶佐）：</text:span>對，但要有一個頭幫忙call一下。</text:p>
        <text:p text:style-name="P282"><text:span text:style-name="T283">于顥：</text:span>原則上在下一次大會，我們要確認那個中英文的定稿前，就是請翻譯任務小組這邊私下召集，看是要一起做校編會議，還是怎麼樣都可以，那同樣資訊就同步給大家知道，就開放大家一起參與，原則上是這樣。</text:p>
        <text:p text:style-name="P284"><text:span text:style-name="T285">侯宜秀：</text:span>我可以問一下時間大概會有多久嗎？就是這個review的時間，就是從翻完……</text:p>
        <text:p text:style-name="P286"><text:span text:style-name="T287">于顥：</text:span>院長那邊我們當然會去協調，那時間點如果要拿到英文的版本的話，可能要抓11月底會比較保險，這中間的話，我們大概還有一週到兩週的時間可以做校編，就是東西回來後，大概兩週的時間可以做校編。因為12月下旬院長要簽署。</text:p>
        <text:p text:style-name="P288"><text:span text:style-name="T289">侯宜秀：</text:span>可能最少要留兩週會比較好。</text:p>
        <text:p text:style-name="P290"><text:span text:style-name="T291">主席（林委員昶佐）：</text:span>所以我們可能抓下一次會議的話，就要大概12月中，那說不定我覺得就是可以抓開完會以後，如果會議像我們剛剛講的這麼單純，一個就是確認英文定稿以後還有沒有問題，另外一個可能就是時間上面的bug，我們如果有解決的方案，大家一起決定，然後說不定晚上就可以開工作坊，如果我們把那一次的會議安排在傍晚的話，說不定對不對？</text:p>
        <text:p text:style-name="P292"><text:span text:style-name="T293">蕭新晟：</text:span>我要岔題到IRM，就是幫大家總結一下IRM的各個可能的狀況，因為滿複雜的。首先就是如果我們搭行政院的車，這有兩個狀況，一個是順利搭車進了OGP，那當然就是使用OGP的IRM資源。另外一個狀況是搭車，但很不幸的進不了OGP，行政院那邊可能會找民間小組進行影子報告、影子審查等等，這是搭行政院車的狀態。另外一個狀況是我們不搭行政院車，自己開車，這也有三個狀況，一個就是進OGP，也是用OGP的IRM資源；如果進不了的話，我們也有分，我們自己有影子小組，就是由公督盟這邊負責的，第二個可能就是依循NDI所提案的國會peer review的IRM機制，就是這兩個，目前是這幾種不同的狀態，幫大家總結一下。我覺得行動方案裡面沒有一個認證的IRM，這就不算是一個OGP的行動方案，所以大家先把這個放在心裡，然後看最後的結果是怎樣，以上報告。</text:p>
        <text:p text:style-name="P294"><text:span text:style-name="T295">主席（林委員昶佐）：</text:span>好，就是他剛剛說到時候我們在12月底、1月初會知道答案的那5個，其中的答案當然包括如果我們根本進不去OGP，不管是沒有跟行政院一起進去OGP，或是我們自己本身沒有進去OGP，那就會回歸到我們之前講的，除了自己院內本來的考核機制以外，還有公督盟當初承擔……</text:p>
        <text:p text:style-name="P296"><text:span text:style-name="T297">于顥：</text:span>我的意思是，如果沒有IRM就不算什麼……</text:p>
        <text:p text:style-name="P298"><text:span text:style-name="T299">主席（林委員昶佐）：</text:span>他認為這就不算是一個完整的行動方案，所以他覺得還是要有一個IRM的機制在……</text:p>
        <text:p text:style-name="P300"><text:span text:style-name="T301">于顥：</text:span>在行動方案裡面被寫出來？</text:p>
        <text:p text:style-name="P302"><text:span text:style-name="T303">主席（林委員昶佐）：</text:span>不用，應該是在心裡。他的意思是，即便我們提了行動方案出去，但是沒有IRM機制，這件事情沒有完成。</text:p>
        <text:p text:style-name="P304"><text:span text:style-name="T305">于顥：</text:span>這應該是後續的工作項目，議程要討論的。</text:p>
        <text:p text:style-name="P306"><text:span text:style-name="T307">主席（林委員昶佐）：</text:span>在蕭A的心裡。</text:p>
        <text:p text:style-name="P308"><text:span text:style-name="T309">于顥：</text:span>不好意思，剛剛耿璐的第一個問題沒有解決，就是有關於那個時間點，行動方案完成的時間點應該界定在哪裡？其實研考科就直接把2020到2024寫在標題了，所以我在想這樣夠嗎？還是有需要再加一個段落？</text:p>
        <text:p text:style-name="P310"><text:span text:style-name="T311">耿璐：</text:span>我的意思是，國際上是看月份，比如說2021年6月到2024年6月，或是2021年1月到……，其實我們的承諾里程碑也都……</text:p>
        <text:p text:style-name="P312"><text:span text:style-name="T313">主席（林委員昶佐）：</text:span>如果是明年1月到2024年1月，也就是這一屆立委的任期結束會怎麼樣？</text:p>
        <text:p text:style-name="P314"><text:span text:style-name="T315">耿璐：</text:span>我的意思是，照理說，如果是到1月，那下一個OGP的輪迴會從2024年1月之後就開始了，那就表示2021年1月之前我們就要決定下一次開放國會行動方案的內容，那就變成我們在換屆之前就已經幫下一任決定好他們要做什麼。</text:p>
        <text:p text:style-name="P316"><text:span text:style-name="T317">主席（林委員昶佐）：</text:span>這樣好像也不對。</text:p>
        <text:p text:style-name="P318"><text:span text:style-name="T319">耿璐：</text:span>就是會有這個bug，所以想說是不是要去釐清，當然要這樣做也是可以，但這是一個可能會想到的問題。</text:p>
        <text:p text:style-name="P320"><text:span text:style-name="T321">于顥：</text:span>所以之前有一個初步的共識是，我們就從明（2021）年1月到2024年12月31日，新一屆立法委員上任後有一整年的時間可以做後續的成果報告，可以有一個buffer，因為我們的新任成員8月才會出來。</text:p>
        <text:p text:style-name="P322"><text:span text:style-name="T323">耿璐：</text:span>那時候是說承諾事項里程碑都是2024年1月完成，可是我們提交出去整個外面是到2024年12月，所以的確是新的委員。</text:p>
        <text:p text:style-name="P324"><text:span text:style-name="T325">主席（林委員昶佐）：</text:span>有個buffer。</text:p>
        <text:p text:style-name="P326"><text:span text:style-name="T327">耿璐：</text:span>對，他可以負責結尾，順便了解這是什麼，然後再提下一次的行動方案。</text:p>
        <text:p text:style-name="P328"><text:span text:style-name="T329">主席（林委員昶佐）：</text:span>好啊！</text:p>
        <text:p text:style-name="P330"><text:span text:style-name="T331">耿璐：</text:span>這是之前我跟于顥稍微談的，但是一直沒有跟大家討論這個時程，其實是因為要很正式的寫在封面，所以還是要有共識說這樣處理OK嗎？或是有沒有其他想法？如果是這樣的話，我們也沒有算過，到時候委員任期到底有哪些人留任，所以這中間還是有不明確的bug。</text:p>
        <text:p text:style-name="P332"><text:span text:style-name="T333">黃佩蔚：</text:span>關於任期的部分，一般來講，公協會都會有一個至少幾分之幾既有的委員留任，然後再增加新的，那就不會是全新的人，然後大家都不知道發生什麼事情，應該是這樣子。</text:p>
        <text:p text:style-name="P334"><text:span text:style-name="T335">主席（林委員昶佐）：</text:span>因為我們還有民間的會留任，對不對？所以到時候就要要求各黨團應該要推派他們的人馬。</text:p>
        <text:p text:style-name="P336"><text:span text:style-name="T337">耿璐：</text:span>因為之前這個沒有講出來過，所以只是想確認是這個樣子。</text:p>
        <text:p text:style-name="P338"><text:span text:style-name="T339">主席（林委員昶佐）：</text:span>要寫上去當會議紀錄就對了。</text:p>
        <text:p text:style-name="P340"><text:span text:style-name="T341">耿璐：</text:span>對啊！因為之前我們就討論到民間委員的任期重疊或是跨屆是沒有關係，但是官方委員的任期，比如像你……</text:p>
        <text:p text:style-name="P342"><text:span text:style-name="T343">主席（林委員昶佐）：</text:span>我很愛跟立法院的同事一起工作，但是……</text:p>
        <text:p text:style-name="P344"><text:span text:style-name="T345">于顥：</text:span>好，那就這樣子，在前言的最後一段，臺灣開放國會行動方案開頭那段，在最後面我會補上一句，就是這份行動方案的完成時間，從年到月份，我會補在那邊，待會文字整理好之後，我會丟到Slack，給大家參考，議程就先往下進行。</text:p>
        <text:p text:style-name="P346"><text:span text:style-name="T347">主席（林委員昶佐）：</text:span>原則上就是2021年1月到2024年12月，對不對？然後就像剛才耿璐講的，如果官方的委員不足，到時候應該請立法院的黨團來推派，對不對？到時候可以再看怎麼樣由民間委員去要求他們推派、補充。</text:p>
        <text:p text:style-name="P348">再來，第三個議程，剛剛我們新增加的，在盤點後續工作項目裡面，在過渡期間，也就是明年12月31日之前，關於立法院開放工作的諮詢小組，就是由我們MSF的民間委員做代表，這部分有沒有民間委員覺得不要或是有其他的意見？沒有的話，就這樣子決定。</text:p>
        <text:p text:style-name="P349">第四個議程，確認下次開會的時間跟地點。我們先確認下次開會時間吧！如果這樣應該是要12月中，對不對？如果加上翻譯，原則上就12月8日好了。</text:p>
        <text:p text:style-name="P350"><text:span text:style-name="T351">黃處長慧玲：</text:span>我們的翻譯時間大概估兩週，保守的話，我覺得這件事情11月底可以翻完，可是8日的話，我記得他們當初希望有……</text:p>
        <text:p text:style-name="P352"><text:span text:style-name="T353">主席（林委員昶佐）：</text:span>那就15日好了，一樣是禮拜二。這樣子的話，我們下次開會就是12月15日禮拜二，然後大家記得在11月底到12月初的時候，蕭新晟跟葛老師會再安排一次跟國外朋友的工作坊，這部分我們就線上通知大家。</text:p>
        <text:p text:style-name="P354">最後，聚餐的部分，我們要在12月15日之前還是之後？大家比較想要之前還是之後？我個人覺得應該是之後，雖然理智上我覺得是之後，心情上是想之前。</text:p>
        <text:p text:style-name="P355"><text:span text:style-name="T356">侯宜秀：</text:span>我同意Freddy的說法，因為前一個週末是g0v Summit的國際高峰會，Freddy有投稿，且要跟蕭新晟去報告開放國會，所以那之前可能會比較忙。</text:p>
        <text:p text:style-name="P357"><text:span text:style-name="T358">主席（林委員昶佐）：</text:span>我不知道12月15日禮拜二晚上大家的時間怎麼樣？我們那天開完最後一次會，連英文的稿子都確定，然後晚上大家就一起聚餐嘛！應該蠻適合的吧！地點部分我上次有提，可以在g0v NPO的共享空間。方式的部分，可能每個人都可以帶一些東西去，當然兩手空空去的也不會被發現，只是我們鼓勵大家可以帶多一點，尤其像蕭新晟這樣春風滿面，他應該會一直高興到明年1月份嘛！對不對？對啊！所以他應該可以帶多一點。好，我們聚餐的時間就一樣定12月15日晚上，好不好？</text:p>
        <text:p text:style-name="P359"><text:span text:style-name="T360">侯宜秀：</text:span>我先確認地點……</text:p>
        <text:p text:style-name="P361"><text:span text:style-name="T362">主席（林委員昶佐）：</text:span>我們先訂時間，是12月15日晚上六點半。那細節等等的一樣，就是後面我們在網路上面通知大家，原則上應該就是在NPO Hub那邊，就是六點半。我們最後請葛老師發言。</text:p>
        <text:p text:style-name="P363"><text:span text:style-name="T364">葛傳宇：</text:span>我先跟各位報告一下，就是這份報告內容有幾個我建議可能要稍微修正一下，因為我們這是公私夥伴協力出來的報告，不是立法院單方面的報告，所以我建議今後要儘可能的活潑、簡單、易讀，然後不要太多字，否則的話就像是官方文書一樣，對外國人來講沒有說服力。那怎麼做呢？我簡單建議一下，第一個就是第6頁裡面，我們有提到我們的成員，我建議講到成員時，我們就乾脆在我們開趴的時候拍張合照，活潑的合照，大家喝點小酒開放的時候，把那張合照放進這裡面，這對外國人非常有說服力。</text:p>
        <text:p text:style-name="P365"><text:span text:style-name="T366">主席（林委員昶佐）：</text:span>就是不要在這裡拍就對啦，這裡太可怕了，不要在這裡拍一張合照。</text:p>
        <text:p text:style-name="P367"><text:span text:style-name="T368">葛傳宇：</text:span>這也可以啦！就看研考科怎麼弄嘛，都OK，因為研考科整理文字已經很辛苦了，既然委外廠商在翻譯的時候建議他們要美化，簡單、活潑，比如剛剛講第6頁要圖片之外，還有很重要我們民間成員各個法人，尤其是公督盟、口袋國會，他們做國會監督的，要在下劃線加入鏈結，因為將來就是電子檔，民眾點進去就可以看到出口袋國會、公督盟是如何監督我們國會的，所以我們要考慮到電子版，而不是只有書面的。</text:p>
        <text:p text:style-name="P369">再來就是網址，第12頁的內容裡面，我建議「既有的國會成就」中每一個細項1至5都應該要有照片，什麼照片？比如說立法院官網的改版，到底怎麼改的？before&amp; after要秀出來，然後同時要把你的網址很清楚的標上去，讓這些外國朋友們點進去就可以看得到雙語版的內容在哪裡。</text:p>
        <text:p text:style-name="P370">再來第18頁到第35頁的表格化，我覺得很棒，但是如果說能夠把所有的時程視覺化，比如說加入這種美化後的甘特圖，這樣一看就知道，它就有點像公文申請表格一樣，不是很好讀，我是建議視覺化，加入甘特圖，把這個時程視覺化。</text:p>
        <text:p text:style-name="P371">再來很重要是這個封面，封面要活潑，還要加入臺灣意象，各位看一下我們現在這個封面，如果是老外，他不曉得立法院是什麼，也不曉得是哪個國家的，所以封面很重要，我強烈建議在英文版上加上Taiwan's commitment，就是我們臺灣的承諾，這樣他就知道說立法院講的就是臺灣的開放國會。我是建議交給廠商的時候，請他用活潑的意象，簡單明瞭的把這個勾勒出來，我覺得這樣子對我們開了這麼多會比較有說服力，否則的話他以為這是官方版的說詞，太可惜了，謝謝。</text:p>
        <text:p text:style-name="P372"><text:span text:style-name="T373">主席（林委員昶佐）：</text:span>謝謝，我先確定一下，我們在請翻譯社處理這些的時候，我們的美化是他們處理？所以我們應該是15號那天一定會確認我們的英文版完全沒有問題，那那天拍了照，然後加上你們之前給的一些我們的照片，他們應該還是來得及吧？</text:p>
        <text:p text:style-name="P374"><text:span text:style-name="T375">侯宜秀：</text:span>可能還是文字要先確認。</text:p>
        <text:p text:style-name="P376"><text:span text:style-name="T377">主席（林委員昶佐）：</text:span>好，你們程序上面處理一下，現在聽起來就是時間上他們抓一下，應該是沒有什麼問題，只有卡12月15號那天我們的合照而已，聽起來應該是這樣。其他的部分反而是之前就可以抓照片。</text:p>
        <text:p text:style-name="P378"><text:span text:style-name="T379">林哲瑋：</text:span>合照的部分，之前看各國開放政府其實都有一種合照，就是用空拍機的合照，搞不好如果可以的話，去議場門口空拍機合照一下，搞不好比較有開放國會的感覺。</text:p>
        <text:p text:style-name="P380"><text:span text:style-name="T381">于顥：</text:span>請求協助，我請求民間委員協助，如果有人願意的話，我們很樂意。</text:p>
        <text:p text:style-name="P382"><text:span text:style-name="T383">主席（林委員昶佐）：</text:span>基本上，反正就是今天之後，再來可能就是11月底或12月初的工作坊可能會碰面，然後再來就是15日那天會碰面，所以這幾個時候，大家願意帶什麼樣的器具、什麼樣子的設備來拍大家活潑的照片，最好是那一天晚上有蕭A喝醉的照片，因為他也是我們MSF民間的代表，所以我們放的時候就放他，他有很多張經典的喝醉照，那也是一個方式。</text:p>
        <text:p text:style-name="P384"><text:span text:style-name="T385">侯宜秀：</text:span>我確認一下，12月15日晚上是幾點？</text:p>
        <text:p text:style-name="P386"><text:span text:style-name="T387">主席（林委員昶佐）：</text:span>六點半，我剛剛是說六點半，至於到幾點，就看大家自己的時間。還有沒有其他要補充的？</text:p>
        <text:p text:style-name="P388"><text:span text:style-name="T389">黃佩蔚：</text:span>上一次我們開完會之後，葛老師跟我還有佳良老師就討論了這件事情，其實剛好也是跟著葛老師，剛才他跟這位阿根廷女士談到的內容裡面，第一個就是拉美國會的透明指數，他們其實是有一個透明指數的報告，就是國會透明國會委員的透明指數排行榜，所以我們想說其實也可以作為我們這個小組的後續，甚至是一個常態的工作任務。我剛才有在slack貼了一個我寫得非常潦草的草稿，其實大的標題就是我們應該可以成立一個透明立委的評審團，然後定期報告立委透明度的排行榜，就是有點像勁歌金曲排行榜，可能可以這樣，比較輕鬆一點，沒有那麼嚴肅。但它其實有幾個目的，一個當然就是讓我們這個行動方案的實施，對於我們想要對話的這些對象是有一定影響力的，真的會被看到喔！就是你所做的事情是會被看到的。</text:p>
        <text:p text:style-name="P390">第二個比較重要的事情，葛老師也提到就是讓立委可以作為他施政的宣傳，如果他是一個透明的立委，可能對他們來說也會是一個反向的優勢，是一個可以展現的東西。還有另外一個就是我們這個工作小組或這個透明國會或是我們正在做的這些事情的公眾能見度，就是讓大家可以看到有這件事情正在發生，並且它是有成績、有階段性的。所以我們就想說可不可以就由我們這一屆的委員發起這個評審團，然後有經過一些程序，我也有建議了幾個，我們真的可以透明度作為排行榜，不是他的施政滿意度，而是他的透明度做一個排行榜的這個事情。</text:p>
        <text:p text:style-name="P391"><text:span text:style-name="T392">主席（林委員昶佐）：</text:span>這個就是我剛剛在前面的時候有稍微提到的，可能我講得不夠清楚，就是我覺得看各位民間委員是要民間委員自己組成一個團體來做這透明的排行榜，或是跟公督盟或口袋國會合作，因為我覺得畢竟現在的MSF還包括官方的代表，然後好像不太適合讓我這個委員說我要用什麼方法來評鑑其他委員，我會覺得有點怪怪的，但是對於這件事情的發生，我其實是很樂見其成的，但好像不太適合是由我主持的會裡面來發生，我覺得會有一點……</text:p>
        <text:p text:style-name="P393"><text:span text:style-name="T394">趙恭岳：</text:span>以第2組來講，其實就像剛剛主席所講的，我們其實很樂見在接下來會有這樣的透明度揭露跟排行榜，回到剛剛前面所講的，其實透明度裡頭很重要的一塊就是如果今天委員有表現，他是不是很容易被知道或很容易被揭露出來，所以我想這個跟我們第2組前面所談的，如果委員相關的訊息，不管是他自己的問政表現或者是公費的支出或者是助理的相關行為，如果他能夠透過開放資料的方式很容易被知道跟評鑑出來，我想這可能是我們在這裡可以考慮的index。以上，謝謝。</text:p>
        <text:p text:style-name="P395"><text:span text:style-name="T396">主席（林委員昶佐）：</text:span>所以是不是之後包括葛老師、佩蔚，還有公督盟跟口袋國會找一個時間，你們討論看看這個機制怎麼來處理，我們過去在前面幾次會議下來累積了一些不一樣的像是助理他們或是各個黨團的一些回饋，把他們的一些想法整理以後，很樂見這樣的機制出現啦！我也會希望自己是在那個排行榜上面的，但是因為是我主持，我來講這件事情不太適合，所以到時候有這個機制出來以後，我滿期待在下一個會期的時候就會發生，謝謝。</text:p>
        <text:p text:style-name="P397">我想今天的議程就到這邊，我們就下一次就是……</text:p>
        <text:p text:style-name="P398"><text:span text:style-name="T399">耿璐：</text:span>我要講一些輕鬆一點的，就是直播真的有用，因為剛剛已經有美國的夥伴在傳訊息，他看得到直播，他說可以幫忙看一下英文，但他不是native speaker，不過這就表示有人看直播時也願意看一下。他也問說，為什麼講到聚餐地點的時候就沒有聲音了，是不想要讓大家知道嗎？</text:p>
        <text:p text:style-name="P400"><text:span text:style-name="T401">主席（林委員昶佐）：</text:span>我要提醒一下，所有行政部門、各個局處的代表，在12月15日晚上要聚餐，大家都一樣歡迎。我們剛剛講的並不是針對這一桌，不是這樣的意思，所以大家都歡迎，因為大家都花了很多時間，所以下班的時間來吃吃喝喝，就不用壓力那麼大，好像還要跟大家溝通什麼事。大家就是來吃吃喝喝，謝謝大家。12月15日一樣是10時開會，晚上聚餐……</text:p>
        <text:p text:style-name="P402"><text:span text:style-name="T403">侯宜秀：</text:span>我宣傳一下summit g0v，在12月4日到6日，也就是那一個週末，我們會在臺南辦一個g0v的高峰會，然後12月5日早上9時30分到10時10分是開放國會百樂門開門的報告，蕭新晟和Freddy會去跟大家分享，所以請大家幫忙宣傳一下這個高峰會，我會再把訊息貼在Slack上面，謝謝大家。</text:p>
        <text:p text:style-name="P404"><text:span text:style-name="T405">主席（林委員昶佐）：</text:span>歡迎大家踴躍參加。</text:p>
        <text:p text:style-name="P406"><text:span text:style-name="T407">趙恭岳：</text:span>最後一句話，第2組這邊，我要代表我們的組員，真的很謝謝各組，在這個過程中其實不只是第2組，我們的議題是重中之重，所以包括第4組、第1組和第5組，其實每一組之間都有很多互動，很感謝大家，也感謝所有立法院同仁在這個過程中很辛苦，我們開了很多小組的會議，謝謝。</text:p>
        <text:p text:style-name="P408"><text:span text:style-name="T409">主席（林委員昶佐）：</text:span>真的很感謝大家。</text:p>
        <text:p text:style-name="P410"><text:span text:style-name="T411">趙恭岳：</text:span>還有主席。</text:p>
        <text:p text:style-name="P412"><text:span text:style-name="T413">主席（林委員昶佐）：</text:span>真的很感謝大家的配合，每兩個禮拜都這樣子。我真的很少主持會議是每兩個禮拜開一次會，開了半年到現在都還有這麼多人來，真的是感謝大家，謝謝。現在我們來合照一張，雖然這張合照一定是不活潑，但我們還是合照一張。</text:p>
        <text:p text:style-name="內文"><text:span text:style-name="T414">散會</text:span>（11時20分）</text:p>
        <text:p text:style-name="內文"/>
        <text:p text:style-name="內文"/>
        <text:p text:style-name="P41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方正新書宋" svg:font-family="方正新書宋" style:font-family-generic="script" style:font-pitch="fixed"/>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style:font-name-asian="方正新書宋"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style:line-break="normal" fo:margin-left="0.1458in" fo:text-indent="0.1458in">
        <style:tab-stops/>
      </style:paragraph-properties>
      <style:text-properties style:letter-kerning="false" fo:hyphenate="true"/>
    </style:style>
    <style:style style:name="說明" style:display-name="說明"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主旨" style:display-name="主旨" style:family="paragraph" style:parent-style-name="說明">
      <style:text-properties fo:hyphenate="true"/>
    </style:style>
    <style:style style:name="目" style:display-name="目" style:family="paragraph" style:parent-style-name="內文" style:next-style-name="內文">
      <style:paragraph-properties fo:line-height="0.2916in"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立法院關係文書標題" style:display-name="立法院關係文書標題" style:family="paragraph" style:parent-style-name="內文" style:next-style-name="內文">
      <style:paragraph-properties style:snap-to-layout-grid="false" fo:margin-left="0.2777in">
        <style:tab-stops/>
      </style:paragraph-properties>
      <style:text-properties style:font-name-asian="華康楷書體W5" style:letter-kerning="false" fo:font-size="21pt" style:font-size-asian="21pt" fo:hyphenate="true"/>
    </style:style>
    <style:style style:name="印發及編號日期" style:display-name="印發及編號日期" style:family="paragraph" style:parent-style-name="內文">
      <style:paragraph-properties fo:text-align="center" fo:line-height="0.1458in" fo:margin-left="0.0694in">
        <style:tab-stops/>
      </style:paragraph-properties>
      <style:text-properties style:letter-kerning="false" fo:hyphenate="true"/>
    </style:style>
    <style:style style:name="次目錄次標題" style:display-name="次目錄次標題" style:family="paragraph" style:parent-style-name="內文" style:next-style-name="內文">
      <style:paragraph-properties fo:text-indent="0.0694in"/>
      <style:text-properties style:letter-kerning="false" fo:font-size="14pt" style:font-size-asian="14pt" fo:hyphenate="true"/>
    </style:style>
    <style:style style:name="次目錄標題" style:display-name="次目錄標題" style:family="paragraph" style:parent-style-name="內文" style:next-style-name="內文">
      <style:text-properties style:letter-kerning="false" fo:font-size="14pt" style:font-size-asian="14pt" fo:hyphenate="true"/>
    </style:style>
    <style:style style:name="函件主旨" style:display-name="函件(主旨)"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附本" style:display-name="函件(正附本)"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副本" style:display-name="函件(正副本)"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正副本內文" style:display-name="函件(正副本內文)" style:family="paragraph" style:parent-style-name="內文" style:next-style-name="內文">
      <style:paragraph-properties fo:line-height="0.2916in" fo:margin-left="0.2083in">
        <style:tab-stops/>
      </style:paragraph-properties>
      <style:text-properties style:letter-kerning="false" fo:hyphenate="true"/>
    </style:style>
    <style:style style:name="函件受文者" style:display-name="函件(受文者)" style:family="paragraph" style:parent-style-name="內文" style:next-style-name="內文">
      <style:paragraph-properties fo:line-height="0.2916in" fo:margin-left="0.2777in" fo:text-indent="-0.2777in">
        <style:tab-stops/>
      </style:paragraph-properties>
      <style:text-properties style:letter-kerning="false" fo:hyphenate="true"/>
    </style:style>
    <style:style style:name="函件附件" style:display-name="函件(附件)" style:family="paragraph" style:parent-style-name="內文">
      <style:paragraph-properties fo:line-height="0.2916in" fo:margin-left="0.2083in" fo:text-indent="-0.2083in">
        <style:tab-stops/>
      </style:paragraph-properties>
      <style:text-properties style:letter-kerning="false" fo:hyphenate="true"/>
    </style:style>
    <style:style style:name="函件密等及解密條件" style:display-name="函件(密等及解密條件)" style:family="paragraph" style:parent-style-name="內文" style:next-style-name="內文">
      <style:paragraph-properties fo:line-height="0.2916in" fo:margin-left="0.5555in" fo:text-indent="-0.5555in">
        <style:tab-stops/>
      </style:paragraph-properties>
      <style:text-properties style:letter-kerning="false" fo:hyphenate="true"/>
    </style:style>
    <style:style style:name="函件速別" style:display-name="函件(速別)"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單位" style:display-name="函件(單位)" style:family="paragraph" style:parent-style-name="內文" style:next-style-name="內文">
      <style:text-properties style:font-name-asian="華康楷書體W5" style:letter-kerning="false" fo:font-size="14pt" style:font-size-asian="14pt" fo:hyphenate="true"/>
    </style:style>
    <style:style style:name="函件發文日期與字號" style:display-name="函件(發文日期與字號)" style:family="paragraph" style:parent-style-name="內文" style:next-style-name="內文">
      <style:paragraph-properties fo:line-height="0.2916in" fo:margin-left="0.3472in" fo:text-indent="-0.3472in">
        <style:tab-stops/>
      </style:paragraph-properties>
      <style:text-properties style:letter-kerning="false" fo:hyphenate="true"/>
    </style:style>
    <style:style style:name="函件發文日期與字號內文" style:display-name="函件(發文日期與字號內文)" style:family="paragraph" style:parent-style-name="內文">
      <style:paragraph-properties fo:line-height="0.2916in" fo:text-indent="0.1388in"/>
      <style:text-properties style:letter-kerning="false" fo:hyphenate="true"/>
    </style:style>
    <style:style style:name="函件說明" style:display-name="函件(說明)" style:family="paragraph" style:parent-style-name="內文" style:next-style-name="內文">
      <style:paragraph-properties fo:line-height="0.2916in" fo:margin-left="0.2083in" fo:text-indent="-0.2083in">
        <style:tab-stops/>
      </style:paragraph-properties>
      <style:text-properties style:letter-kerning="false" fo:hyphenate="true"/>
    </style:style>
    <style:style style:name="函件說明內文" style:display-name="函件(說明內文)" style:family="paragraph" style:parent-style-name="內文">
      <style:paragraph-properties fo:line-height="0.2916in" fo:margin-left="0.3472in">
        <style:tab-stops/>
      </style:paragraph-properties>
      <style:text-properties style:letter-kerning="false" fo:hyphenate="true"/>
    </style:style>
    <style:style style:name="函件說明項目符號" style:display-name="函件(說明項目符號)" style:family="paragraph" style:parent-style-name="內文" style:next-style-name="內文">
      <style:paragraph-properties fo:line-height="0.2916in" fo:margin-left="0.2083in" fo:text-indent="-0.1388in">
        <style:tab-stops/>
      </style:paragraph-properties>
      <style:text-properties style:letter-kerning="false" fo:hyphenate="true"/>
    </style:style>
    <style:style style:name="函件說明一般項目" style:display-name="函件說明(一般項目)" style:family="paragraph" style:parent-style-name="內文" style:next-style-name="內文">
      <style:paragraph-properties fo:line-height="0.2916in" fo:margin-left="0.4166in" fo:text-indent="-0.0694in">
        <style:tab-stops/>
      </style:paragraph-properties>
      <style:text-properties style:letter-kerning="false" fo:hyphenate="true"/>
    </style:style>
    <style:style style:name="函件說明特殊項目" style:display-name="函件說明(特殊項目)" style:family="paragraph" style:parent-style-name="內文" style:next-style-name="內文">
      <style:paragraph-properties fo:line-height="0.2916in"/>
      <style:text-properties style:letter-kerning="false" fo:hyphenate="true"/>
    </style:style>
    <style:style style:name="案由議" style:display-name="案由(議)" style:family="paragraph" style:parent-style-name="內文" style:next-style-name="內文">
      <style:paragraph-properties fo:line-height="0.3333in" fo:margin-left="0.3819in" fo:text-indent="-0.2083in">
        <style:tab-stops/>
      </style:paragraph-properties>
      <style:text-properties style:font-name-asian="華康楷書體W5" fo:letter-spacing="0.0013in" style:letter-kerning="false" fo:font-size="14pt" style:font-size-asian="14pt" fo:hyphenate="true"/>
    </style:style>
    <style:style style:name="委員會提案" style:display-name="委員會提案" style:family="paragraph" style:parent-style-name="案由議">
      <style:paragraph-properties fo:line-height="0.5833in" fo:margin-left="1.0416in" fo:text-indent="0in">
        <style:tab-stops/>
      </style:paragraph-properties>
      <style:text-properties fo:hyphenate="true"/>
    </style:style>
    <style:style style:name="官員提案" style:display-name="官員提案" style:family="paragraph" style:parent-style-name="內文" style:next-style-name="內文">
      <style:paragraph-properties fo:text-align="start" fo:line-height="0.2916in"/>
      <style:text-properties style:letter-kerning="false" fo:hyphenate="true"/>
    </style:style>
    <style:style style:name="法律條文內文" style:display-name="法律條文(內文)" style:family="paragraph" style:parent-style-name="內文" style:next-style-name="內文">
      <style:paragraph-properties fo:line-height="0.2916in" fo:margin-left="0.1388in" fo:text-indent="0.1388in">
        <style:tab-stops/>
      </style:paragraph-properties>
      <style:text-properties fo:hyphenate="true"/>
    </style:style>
    <style:style style:name="法律條文條" style:display-name="法律條文(條)" style:family="paragraph" style:parent-style-name="內文">
      <style:paragraph-properties fo:line-height="0.2916in"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line-height="0.2916in" fo:margin-left="0.2083in" fo:text-indent="-0.0694in">
        <style:tab-stops/>
      </style:paragraph-properties>
      <style:text-properties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法條" style:display-name="表格法條" style:family="paragraph" style:parent-style-name="內文" style:next-style-name="內文">
      <style:paragraph-properties fo:margin-left="0.1041in" fo:text-indent="-0.0694in">
        <style:tab-stops/>
      </style:paragraph-properties>
      <style:text-properties style:letter-kerning="false" fo:hyphenate="true"/>
    </style:style>
    <style:style style:name="表格法條條" style:display-name="表格法條(條)" style:family="paragraph" style:parent-style-name="內文" style:next-style-name="內文">
      <style:paragraph-properties fo:margin-left="0.1041in" fo:text-indent="-0.0694in">
        <style:tab-stops/>
      </style:paragraph-properties>
      <style:text-properties style:letter-kerning="false" fo:hyphenate="true"/>
    </style:style>
    <style:style style:name="表格法條款" style:display-name="表格法條(款)" style:family="paragraph" style:parent-style-name="表格法條條" style:next-style-name="內文">
      <style:paragraph-properties fo:margin-left="0.1736in">
        <style:tab-stops/>
      </style:paragraph-properties>
      <style:text-properties fo:hyphenate="true"/>
    </style:style>
    <style:style style:name="表格法條內文" style:display-name="表格法條(內文)" style:family="paragraph" style:parent-style-name="表格法條款" style:next-style-name="內文">
      <style:paragraph-properties fo:margin-left="0.1041in" fo:text-indent="0.1388in">
        <style:tab-stops/>
      </style:paragraph-properties>
      <style:text-properties fo:hyphenate="true"/>
    </style:style>
    <style:style style:name="表格法條狀態" style:display-name="表格法條(狀態)" style:family="paragraph" style:parent-style-name="表格法條條" style:next-style-name="內文">
      <style:paragraph-properties fo:margin-left="0.0173in" fo:text-indent="0in">
        <style:tab-stops/>
      </style:paragraph-properties>
      <style:text-properties fo:hyphenate="true"/>
    </style:style>
    <style:style style:name="表格法條項" style:display-name="表格法條(項)" style:family="paragraph" style:parent-style-name="表格法條款" style:next-style-name="內文">
      <style:paragraph-properties fo:margin-left="0.243in">
        <style:tab-stops/>
      </style:paragraph-properties>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表格項目符號" style:display-name="表格項目符號" style:family="paragraph" style:parent-style-name="表格法條條" style:next-style-name="內文">
      <style:text-properties fo:hyphenate="true"/>
    </style:style>
    <style:style style:name="表格說明內文" style:display-name="表格說明(內文)" style:family="paragraph" style:parent-style-name="表格法條條" style:next-style-name="內文">
      <style:paragraph-properties fo:margin-left="0.0347in" fo:text-indent="0in">
        <style:tab-stops/>
      </style:paragraph-properties>
      <style:text-properties fo:hyphenate="true"/>
    </style:style>
    <style:style style:name="表格說明提案" style:display-name="表格說明(提案)" style:family="paragraph" style:parent-style-name="表格說明內文" style:next-style-name="內文">
      <style:text-properties style:font-name-asian="華康中黑體" fo:hyphenate="true"/>
    </style:style>
    <style:style style:name="表格說明提案說明" style:display-name="表格說明(提案說明)" style:family="paragraph" style:parent-style-name="表格說明提案" style:next-style-name="內文">
      <style:text-properties fo:hyphenate="true"/>
    </style:style>
    <style:style style:name="表格說明項目符號" style:display-name="表格說明(項目符號)" style:family="paragraph" style:parent-style-name="表格法條條" style:next-style-name="內文">
      <style:text-properties fo:hyphenate="true"/>
    </style:style>
    <style:style style:name="政院次目錄次標題" style:display-name="政院次目錄次標題" style:family="paragraph" style:parent-style-name="內文" style:next-style-name="內文">
      <style:paragraph-properties fo:line-height="0.2916in" fo:margin-left="0.1062in">
        <style:tab-stops/>
      </style:paragraph-properties>
      <style:text-properties style:letter-kerning="false" fo:font-size="14pt" style:font-size-asian="14pt" fo:hyphenate="true"/>
    </style:style>
    <style:style style:name="政院次目錄標題" style:display-name="政院次目錄標題" style:family="paragraph" style:parent-style-name="內文" style:next-style-name="內文">
      <style:paragraph-properties fo:line-height="0.2916in"/>
      <style:text-properties style:font-name-asian="華康中黑體" style:letter-kerning="false" fo:font-size="14pt" style:font-size-asian="14pt"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style:letter-kerning="false" fo:hyphenate="true"/>
    </style:style>
    <style:style style:name="政院答復一般項目" style:display-name="政院答復(一般項目)" style:family="paragraph" style:parent-style-name="政院答復項目" style:next-style-name="內文">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style:letter-kerning="false" fo:hyphenate="true"/>
    </style:style>
    <style:style style:name="政院答復特殊項目" style:display-name="政院答復(特殊項目)" style:family="paragraph" style:parent-style-name="內文" style:next-style-name="內文">
      <style:text-properties style:letter-kerning="false"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style:letter-kerning="false" fo:font-size="14pt" style:font-size-asian="14pt" fo:hyphenate="true"/>
    </style:style>
    <style:style style:name="政院質詢一般項目" style:display-name="政院質詢(一般項目)" style:family="paragraph" style:parent-style-name="政院質詢項目" style:next-style-name="內文">
      <style:text-properties fo:hyphenate="true"/>
    </style:style>
    <style:style style:name="政院質詢內文" style:display-name="政院質詢(內文)" style:family="paragraph" style:parent-style-name="內文">
      <style:paragraph-properties style:line-height-at-least="0.2187in" fo:text-indent="0.1388in"/>
      <style:text-properties style:letter-kerning="false" fo:hyphenate="true"/>
    </style:style>
    <style:style style:name="政院質詢特殊項目" style:display-name="政院質詢(特殊項目)" style:family="paragraph" style:parent-style-name="內文" style:next-style-name="內文">
      <style:text-properties style:letter-kerning="false"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style:letter-kerning="false" fo:hyphenate="true"/>
    </style:style>
    <style:style style:name="頁尾" style:display-name="頁尾" style:family="paragraph" style:parent-style-name="內文">
      <style:paragraph-properties style:snap-to-layout-grid="false" fo:line-height="0.1458in">
        <style:tab-stops>
          <style:tab-stop style:type="center" style:position="2.884in"/>
          <style:tab-stop style:type="right" style:position="5.768in"/>
        </style:tab-stops>
      </style:paragraph-properties>
      <style:text-properties style:font-size-complex="10pt" fo:hyphenate="true"/>
    </style:style>
    <style:style style:name="頁首" style:display-name="頁首" style:family="paragraph" style:parent-style-name="內文">
      <style:paragraph-properties style:snap-to-layout-grid="false" fo:line-height="0.2041in">
        <style:tab-stops>
          <style:tab-stop style:type="center" style:position="2.884in"/>
          <style:tab-stop style:type="right" style:position="5.768in"/>
        </style:tab-stops>
      </style:paragraph-properties>
      <style:text-properties style:letter-kerning="false" style:font-size-complex="10pt" fo:hyphenate="true"/>
    </style:style>
    <style:style style:name="頁碼" style:display-name="頁碼" style:family="text" style:parent-style-name="預設段落字型"/>
    <style:style style:name="修正條文標題" style:display-name="修正條文(標題)" style:family="paragraph" style:parent-style-name="內文" style:next-style-name="內文">
      <style:paragraph-properties fo:margin-bottom="0.0347in" fo:margin-left="0.2777in">
        <style:tab-stops/>
      </style:paragraph-properties>
      <style:text-properties style:font-name-asian="華康楷書體W5" style:letter-kerning="false" fo:font-size="14pt" style:font-size-asian="14pt" fo:hyphenate="true"/>
    </style:style>
    <style:style style:name="特殊段落" style:display-name="特殊段落" style:family="paragraph" style:parent-style-name="內文" style:next-style-name="內文">
      <style:paragraph-properties fo:line-height="0.2916in"/>
      <style:text-properties fo:hyphenate="true"/>
    </style:style>
    <style:style style:name="特殊項目符號" style:display-name="特殊項目符號" style:family="paragraph" style:parent-style-name="內文" style:next-style-name="內文">
      <style:paragraph-properties fo:line-height="0.2916in"/>
      <style:text-properties style:letter-kerning="false" fo:hyphenate="true"/>
    </style:style>
    <style:style style:name="院總號" style:display-name="院總號" style:family="paragraph" style:parent-style-name="內文" style:next-style-name="內文">
      <style:paragraph-properties fo:line-height="0.2916in"/>
      <style:text-properties style:font-name-asian="華康楷書體W5" style:letter-kerning="false" fo:font-size="21pt" style:font-size-asian="21pt" fo:hyphenate="true"/>
    </style:style>
    <style:style style:name="條" style:display-name="條" style:family="paragraph" style:parent-style-name="內文">
      <style:paragraph-properties fo:line-height="0.2916in"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line-height="0.2916in" fo:margin-left="0.2604in" fo:text-indent="-0.2604in">
        <style:tab-stops/>
      </style:paragraph-properties>
      <style:text-properties fo:hyphenate="true"/>
    </style:style>
    <style:style style:name="條文內文" style:display-name="條文內文" style:family="paragraph" style:parent-style-name="內文" style:next-style-name="內文">
      <style:paragraph-properties fo:line-height="0.2916in"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line-height="0.2916in" fo:margin-left="0.3472in" fo:text-indent="0.1388in">
        <style:tab-stops/>
      </style:paragraph-properties>
      <style:text-properties fo:hyphenate="true"/>
    </style:style>
    <style:style style:name="章" style:display-name="章" style:family="paragraph" style:parent-style-name="內文">
      <style:paragraph-properties fo:text-align="start" fo:line-height="0.2916in" fo:margin-left="0.5555in">
        <style:tab-stops/>
      </style:paragraph-properties>
      <style:text-properties style:font-weight-complex="bold" fo:hyphenate="true"/>
    </style:style>
    <style:style style:name="提案連署人-議程" style:display-name="提案連署人-議程" style:family="paragraph" style:parent-style-name="內文" style:next-style-name="內文">
      <style:paragraph-properties fo:text-align="start" fo:line-height="0.2916in" fo:margin-left="1.0416in" fo:margin-right="0.2083in" fo:text-indent="-0.2777in">
        <style:tab-stops/>
      </style:paragraph-properties>
      <style:text-properties style:letter-kerning="false" fo:hyphenate="true"/>
    </style:style>
    <style:style style:name="提案連署人委員" style:display-name="提案連署人(委員)" style:family="paragraph" style:parent-style-name="內文">
      <style:paragraph-properties fo:text-align="start" fo:line-height="0.2916in" fo:margin-left="1.0416in" fo:margin-right="0.2083in" fo:text-indent="-0.2777in">
        <style:tab-stops/>
      </style:paragraph-properties>
      <style:text-properties style:font-name-asian="華康楷書體W5" style:letter-kerning="false" fo:hyphenate="true"/>
    </style:style>
    <style:style style:name="提案連署人黨團" style:display-name="提案連署人(黨團)" style:family="paragraph" style:parent-style-name="內文">
      <style:paragraph-properties fo:text-align="start" fo:line-height="0.2916in" fo:margin-left="1.0416in" fo:margin-right="0.2083in" fo:text-indent="-0.2777in">
        <style:tab-stops/>
      </style:paragraph-properties>
      <style:text-properties style:font-name-asian="華康楷書體W5" style:letter-kerning="false" fo:hyphenate="true"/>
    </style:style>
    <style:style style:name="提案號" style:display-name="提案號" style:family="paragraph" style:parent-style-name="內文">
      <style:paragraph-properties fo:line-height="0.2916in"/>
      <style:text-properties style:font-name-asian="華康楷書體W5" style:letter-kerning="false" fo:font-size="17pt" style:font-size-asian="17pt" fo:hyphenate="true"/>
    </style:style>
    <style:style style:name="提案說明" style:display-name="提案說明" style:family="paragraph" style:parent-style-name="內文">
      <style:paragraph-properties fo:line-height="0.2916in" fo:margin-left="0.3472in" fo:text-indent="-0.1388in">
        <style:tab-stops/>
      </style:paragraph-properties>
      <style:text-properties style:letter-kerning="false" fo:hyphenate="true"/>
    </style:style>
    <style:style style:name="款" style:display-name="款" style:family="paragraph" style:parent-style-name="內文">
      <style:paragraph-properties fo:line-height="0.2916in"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line-height="0.2916in" fo:margin-left="0.5555in" fo:text-indent="-0.0694in">
        <style:tab-stops/>
      </style:paragraph-properties>
      <style:text-properties style:font-weight-complex="bold" fo:hyphenate="true"/>
    </style:style>
    <style:style style:name="發函單位" style:display-name="發函單位" style:family="paragraph" style:parent-style-name="內文" style:next-style-name="內文">
      <style:text-properties style:font-name-asian="華康中黑體" fo:letter-spacing="-0.0069in" style:letter-kerning="false" fo:font-size="14pt" style:font-size-asian="14pt" fo:hyphenate="true"/>
    </style:style>
    <style:style style:name="發函說明" style:display-name="發函說明" style:family="paragraph" style:parent-style-name="提案說明" style:next-style-name="提案說明">
      <style:text-properties fo:hyphenate="true"/>
    </style:style>
    <style:style style:name="答復項目" style:display-name="答復項目" style:family="paragraph" style:parent-style-name="內文" style:next-style-name="內文">
      <style:paragraph-properties fo:margin-left="0.1388in" fo:text-indent="-0.1388in">
        <style:tab-stops/>
      </style:paragraph-properties>
      <style:text-properties style:letter-kerning="false" fo:hyphenate="true"/>
    </style:style>
    <style:style style:name="項" style:display-name="項" style:family="paragraph" style:parent-style-name="內文" style:next-style-name="內文">
      <style:paragraph-properties fo:line-height="0.2916in" fo:margin-left="0.0694in" fo:text-indent="-0.0694in">
        <style:tab-stops/>
      </style:paragraph-properties>
      <style:text-properties fo:hyphenate="true"/>
    </style:style>
    <style:style style:name="項1" style:display-name="項1" style:family="paragraph" style:parent-style-name="內文" style:next-style-name="內文">
      <style:paragraph-properties fo:line-height="0.2916in" fo:margin-left="0.5555in" fo:text-indent="-0.0694in">
        <style:tab-stops/>
      </style:paragraph-properties>
      <style:text-properties fo:hyphenate="true"/>
    </style:style>
    <style:style style:name="節" style:display-name="節" style:family="paragraph" style:parent-style-name="內文">
      <style:paragraph-properties fo:text-align="start" fo:line-height="0.2916in" fo:margin-left="0.625in">
        <style:tab-stops/>
      </style:paragraph-properties>
      <style:text-properties style:font-name-asian="華康楷書體W5" style:font-weight-complex="bold" fo:hyphenate="true"/>
    </style:style>
    <style:style style:name="說明一般項目" style:display-name="說明(一般項目)" style:family="paragraph" style:parent-style-name="內文" style:next-style-name="內文">
      <style:paragraph-properties fo:line-height="0.2916in" fo:margin-left="0.2083in" fo:text-indent="-0.0694in">
        <style:tab-stops/>
      </style:paragraph-properties>
      <style:text-properties style:letter-kerning="false" fo:hyphenate="true"/>
    </style:style>
    <style:style style:name="說明內文" style:display-name="說明(內文)" style:family="paragraph" style:parent-style-name="內文" style:next-style-name="內文">
      <style:paragraph-properties fo:line-height="0.2916in" fo:text-indent="0.1388in"/>
      <style:text-properties style:letter-kerning="false" fo:hyphenate="true"/>
    </style:style>
    <style:style style:name="說明特殊項目" style:display-name="說明(特殊項目)" style:family="paragraph" style:parent-style-name="內文" style:next-style-name="內文">
      <style:paragraph-properties fo:line-height="0.2916in"/>
      <style:text-properties style:letter-kerning="false" fo:hyphenate="true"/>
    </style:style>
    <style:style style:name="說明無函件項目符號" style:display-name="說明(無函件項目符號)" style:family="paragraph" style:parent-style-name="內文" style:next-style-name="內文">
      <style:paragraph-properties fo:line-height="0.2916in" fo:margin-left="0.2083in" fo:text-indent="-0.1388in">
        <style:tab-stops/>
      </style:paragraph-properties>
      <style:text-properties style:letter-kerning="false" fo:hyphenate="true"/>
    </style:style>
    <style:style style:name="審查報告項目符號" style:display-name="審查報告(項目符號)" style:family="paragraph" style:parent-style-name="內文" style:next-style-name="內文">
      <style:paragraph-properties fo:line-height="0.2916in" fo:margin-left="0.1388in" fo:text-indent="-0.1388in">
        <style:tab-stops/>
      </style:paragraph-properties>
      <style:text-properties style:letter-kerning="false" fo:hyphenate="true"/>
    </style:style>
    <style:style style:name="審查報告一般項目" style:display-name="審查報告(一般項目)" style:family="paragraph" style:parent-style-name="審查報告項目符號" style:next-style-name="內文">
      <style:text-properties fo:hyphenate="true"/>
    </style:style>
    <style:style style:name="審查報告內文" style:display-name="審查報告(內文)" style:family="paragraph" style:parent-style-name="內文" style:next-style-name="內文">
      <style:paragraph-properties fo:line-height="0.2916in" fo:text-indent="0.1388in"/>
      <style:text-properties fo:hyphenate="true"/>
    </style:style>
    <style:style style:name="審查報告委員說明" style:display-name="審查報告(委員說明)" style:family="paragraph" style:parent-style-name="內文" style:next-style-name="內文">
      <style:paragraph-properties fo:line-height="0.2916in"/>
      <style:text-properties style:font-name-asian="華康中黑體" style:letter-kerning="false" fo:hyphenate="true"/>
    </style:style>
    <style:style style:name="審查報告特殊符號內文" style:display-name="審查報告(特殊符號內文)" style:family="paragraph" style:parent-style-name="內文" style:next-style-name="內文">
      <style:paragraph-properties fo:line-height="0.2916in"/>
      <style:text-properties fo:hyphenate="true"/>
    </style:style>
    <style:style style:name="審查報告特殊項目" style:display-name="審查報告(特殊項目)" style:family="paragraph" style:parent-style-name="內文" style:next-style-name="內文">
      <style:paragraph-properties fo:line-height="0.2916in"/>
      <style:text-properties style:letter-kerning="false" fo:hyphenate="true"/>
    </style:style>
    <style:style style:name="審查報告特殊項目內文" style:display-name="審查報告(特殊項目內文)" style:family="paragraph" style:parent-style-name="內文" style:next-style-name="內文">
      <style:paragraph-properties fo:line-height="0.2916in"/>
      <style:text-properties fo:hyphenate="true"/>
    </style:style>
    <style:style style:name="審查報告項目符號內文" style:display-name="審查報告(項目符號內文)" style:family="paragraph" style:parent-style-name="內文" style:next-style-name="內文">
      <style:paragraph-properties fo:line-height="0.2916in"/>
      <style:text-properties style:letter-kerning="false" fo:hyphenate="true"/>
    </style:style>
    <style:style style:name="審查報告標題" style:display-name="審查報告(標題)" style:family="paragraph" style:parent-style-name="內文" style:next-style-name="內文">
      <style:paragraph-properties fo:margin-bottom="0.0347in" fo:margin-left="0.4166in" fo:text-indent="-0.0694in">
        <style:tab-stops/>
      </style:paragraph-properties>
      <style:text-properties style:font-name-asian="華康楷書體W5" style:letter-kerning="false" fo:font-size="14pt" style:font-size-asian="14pt" fo:hyphenate="true"/>
    </style:style>
    <style:style style:name="質詢項目" style:display-name="質詢項目" style:family="paragraph" style:parent-style-name="內文" style:next-style-name="內文">
      <style:paragraph-properties fo:margin-left="0.2083in" fo:text-indent="-0.2083in">
        <style:tab-stops/>
      </style:paragraph-properties>
      <style:text-properties style:letter-kerning="false" fo:font-size="14pt" style:font-size-asian="14pt" fo:hyphenate="true"/>
    </style:style>
    <style:style style:name="質詢項目函" style:display-name="質詢項目(函)" style:family="paragraph" style:parent-style-name="內文" style:next-style-name="內文">
      <style:paragraph-properties fo:margin-left="0.2777in">
        <style:tab-stops/>
      </style:paragraph-properties>
      <style:text-properties style:letter-kerning="false" fo:hyphenate="true"/>
    </style:style>
    <style:style style:name="HTML位址" style:display-name="HTML 位址" style:family="paragraph" style:parent-style-name="內文">
      <style:text-properties fo:font-style="italic" style:font-style-asian="italic" style:font-style-complex="italic" fo:hyphenate="true"/>
    </style:style>
    <style:style style:name="質詢項目內文" style:display-name="質詢項目內文" style:family="paragraph" style:parent-style-name="內文" style:next-style-name="內文">
      <style:paragraph-properties fo:text-indent="0.1388in"/>
      <style:text-properties style:letter-kerning="false"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總說明項目符號" style:display-name="總說明(項目符號)" style:family="paragraph" style:parent-style-name="內文" style:next-style-name="內文">
      <style:paragraph-properties fo:line-height="0.2916in" fo:margin-left="0.1388in" fo:text-indent="-0.1388in">
        <style:tab-stops/>
      </style:paragraph-properties>
      <style:text-properties style:letter-kerning="false" fo:hyphenate="true"/>
    </style:style>
    <style:style style:name="總說明一般項目" style:display-name="總說明(一般項目)" style:family="paragraph" style:parent-style-name="總說明項目符號" style:next-style-name="內文">
      <style:paragraph-properties fo:text-align="start"/>
      <style:text-properties fo:hyphenate="true"/>
    </style:style>
    <style:style style:name="總說明內文" style:display-name="總說明(內文)" style:family="paragraph" style:parent-style-name="內文">
      <style:paragraph-properties fo:line-height="0.2916in" fo:text-indent="0.1388in"/>
      <style:text-properties style:letter-kerning="false" fo:hyphenate="true"/>
    </style:style>
    <style:style style:name="總說明特殊項目" style:display-name="總說明(特殊項目)" style:family="paragraph" style:parent-style-name="內文" style:next-style-name="內文">
      <style:paragraph-properties fo:line-height="0.2916in"/>
      <style:text-properties style:letter-kerning="false" fo:hyphenate="true"/>
    </style:style>
    <style:style style:name="總說明標題" style:display-name="總說明(標題)" style:family="paragraph" style:parent-style-name="發函單位" style:next-style-name="內文">
      <style:paragraph-properties fo:margin-bottom="0.0347in" fo:margin-left="0.3819in">
        <style:tab-stops/>
      </style:paragraph-properties>
      <style:text-properties style:font-name-asian="華康楷書體W5" fo:letter-spacing="normal" fo:hyphenate="true"/>
    </style:style>
    <style:style style:name="黨團委員" style:display-name="黨團(委員)" style:family="paragraph" style:parent-style-name="內文" style:next-style-name="內文">
      <style:paragraph-properties fo:text-align="start" style:line-height-at-least="0.2916in" fo:margin-left="1.0416in" fo:margin-right="0.2083in">
        <style:tab-stops/>
      </style:paragraph-properties>
      <style:text-properties fo:hyphenate="true"/>
    </style:style>
    <style:style style:name="黨團提案-議程" style:display-name="黨團提案-議程" style:family="paragraph" style:parent-style-name="案由議">
      <style:paragraph-properties fo:line-height="0.2916in" fo:margin-left="0.7638in" fo:text-indent="0in">
        <style:tab-stops/>
      </style:paragraph-properties>
      <style:text-properties style:font-name-asian="華康細明體" fo:font-size="10.5pt" style:font-size-asian="10.5pt" fo:hyphenate="true"/>
    </style:style>
    <style:style style:name="項內文" style:display-name="項(內文)" style:family="paragraph" style:parent-style-name="內文" style:next-style-name="內文">
      <style:paragraph-properties fo:line-height="0.2916in" fo:margin-left="0.625in" fo:text-indent="0.1388in">
        <style:tab-stops/>
      </style:paragraph-properties>
      <style:text-properties fo:hyphenate="true"/>
    </style:style>
    <style:style style:name="收文編號" style:display-name="收文編號" style:family="paragraph" style:parent-style-name="內文">
      <style:text-properties fo:hyphenate="true"/>
    </style:style>
    <style:style style:name="目內文" style:display-name="目(內文)" style:family="paragraph" style:parent-style-name="目" style:next-style-name="內文">
      <style:paragraph-properties fo:margin-left="0.2083in">
        <style:tab-stops/>
      </style:paragraph-properties>
      <style:text-properties fo:hyphenate="true"/>
    </style:style>
    <style:style style:name="項1內文" style:display-name="項1(內文)" style:family="paragraph" style:parent-style-name="內文" style:next-style-name="內文">
      <style:paragraph-properties fo:line-height="0.2916in" fo:margin-left="0.625in" fo:text-indent="0.1388in">
        <style:tab-stops/>
      </style:paragraph-properties>
      <style:text-properties fo:hyphenate="true"/>
    </style:style>
    <style:style style:name="目1內文" style:display-name="目1(內文)" style:family="paragraph" style:parent-style-name="內文" style:next-style-name="內文">
      <style:paragraph-properties fo:line-height="0.2916in" fo:margin-left="0.1388in" fo:text-indent="0.1388in">
        <style:tab-stops/>
      </style:paragraph-properties>
      <style:text-properties fo:hyphenate="true"/>
    </style:style>
    <style:style style:name="說明內文1" style:display-name="說明(內文1)" style:family="paragraph" style:parent-style-name="內文" style:next-style-name="內文">
      <style:paragraph-properties fo:line-height="0.2916in" fo:text-indent="0.1388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一, 十, 一百(繁),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內文" style:family="paragraph">
      <style:paragraph-properties fo:text-align="center" fo:line-height="0.1458in"/>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頁尾"><draw:frame draw:z-index="251656704" draw:id="id0" draw:style-name="a0" draw:name="Text Box 1" text:anchor-type="paragraph" svg:x="0.00069in" svg:y="-0.15139in" svg:width="6.29931in" svg:height="0.4375in" style:rel-width="scale" style:rel-height="scale"><draw:text-box><text:p text:style-name="P2"><text:s/><text:page-number text:fixed="false">1</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8;18;;</dc:description>
    <dc:subject/>
    <meta:keyword>;;</meta:keyword>
    <meta:initial-creator>user</meta:initial-creator>
    <dc:creator>Windows 使用者</dc:creator>
    <meta:creation-date>2022-03-25T09:17:00Z</meta:creation-date>
    <dc:date>2022-03-25T09:17:00Z</dc:date>
    <meta:print-date>2004-10-07T02:24:00Z</meta:print-date>
    <meta:template xlink:href="LCEWA01.dot" xlink:type="simple"/>
    <meta:editing-cycles>2</meta:editing-cycles>
    <meta:editing-duration>PT0S</meta:editing-duration>
    <meta:document-statistic meta:page-count="2" meta:paragraph-count="39" meta:word-count="2950" meta:character-count="19726" meta:row-count="140" meta:non-whitespace-character-count="16815"/>
  </office:meta>
</office:document-meta>
</file>